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Verdana, Tahoma, Arial, monospace"/>
    <style:font-face style:name="Droid Sans" svg:font-family="'Droid Sans', Verdana, Tahoma, Arial, sans-serif"/>
    <style:font-face style:name="Helvetica Neue" svg:font-family="'Helvetica Neue', Helvetica, Arial, sans-serif"/>
    <style:font-face style:name="Menlo" svg:font-family="Menlo, Monaco, Consolas, 'Courier New', monospace"/>
    <style:font-face style:name="DejaVu Sans1" svg:font-family="'DejaVu Sans'" style:font-family-generic="swiss"/>
    <style:font-face style:name="Ubuntu Mono" svg:font-family="'Ubuntu Mono'" style:font-pitch="fixed"/>
    <style:font-face style:name="AR PL KaitiM GB" svg:font-family="'AR PL KaitiM GB'" style:font-family-generic="modern" style:font-pitch="fixed"/>
    <style:font-face style:name="AR PL SungtiL GB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88cm" fo:margin-bottom="0.088cm" loext:contextual-spacing="false" style:line-height-at-least="0.45cm" fo:text-align="center" style:justify-single-word="false" fo:text-indent="0cm" style:auto-text-indent="false"/>
      <style:text-properties fo:font-variant="normal" fo:text-transform="none" fo:color="#303030" style:font-name="Droid Sans" fo:font-size="9.75pt" fo:letter-spacing="normal" fo:font-style="normal" fo:font-weight="bold" style:font-weight-asian="bold" style:font-weight-complex="bold"/>
    </style:style>
    <style:style style:name="P2" style:family="paragraph" style:parent-style-name="Preformatted_20_Text">
      <loext:graphic-properties draw:fill="solid" draw:fill-color="#fafafa" draw:opacity="100%"/>
      <style:paragraph-properties fo:margin-left="0cm" fo:margin-right="0cm" style:line-height-at-least="0.45cm" fo:text-indent="0cm" style:auto-text-indent="false" fo:background-color="#fafafa" fo:padding-left="0.049cm" fo:padding-right="0.053cm" fo:padding-top="0.053cm" fo:padding-bottom="0.053cm" fo:border="0.06pt solid #dadada"/>
      <style:text-properties fo:font-variant="normal" fo:text-transform="none" fo:color="#303030" style:font-name="Droid Sans Mono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style:line-height-at-least="0.45cm" fo:background-color="#fafafa" fo:padding-left="0.049cm" fo:padding-right="0.053cm" fo:padding-top="0.053cm" fo:padding-bottom="0.053cm" fo:border="0.06pt solid #dadada"/>
      <style:text-properties fo:font-variant="normal" fo:text-transform="none" fo:color="#303030" fo:letter-spacing="normal"/>
    </style:style>
    <style:style style:name="P4" style:family="paragraph" style:parent-style-name="Preformatted_20_Text">
      <loext:graphic-properties draw:fill="solid" draw:fill-color="#fafafa" draw:opacity="100%"/>
      <style:paragraph-properties style:line-height-at-least="0.45cm" fo:background-color="#fafafa" fo:padding-left="0.049cm" fo:padding-right="0.053cm" fo:padding-top="0.053cm" fo:padding-bottom="0.053cm" fo:border="0.06pt solid #dadada"/>
    </style:style>
    <style:style style:name="P5" style:family="paragraph" style:parent-style-name="Preformatted_20_Text">
      <loext:graphic-properties draw:fill="solid" draw:fill-color="#fafafa" draw:opacity="100%"/>
      <style:paragraph-properties style:line-height-at-least="0.45cm" fo:background-color="#fafafa" fo:padding-left="0.049cm" fo:padding-right="0.053cm" fo:padding-top="0.053cm" fo:padding-bottom="0.053cm" fo:border="0.06pt solid #dadada"/>
      <style:text-properties fo:font-variant="normal" fo:text-transform="none" fo:color="#303030" style:font-name="Droid Sans Mono" fo:font-size="9.75pt" fo:letter-spacing="normal" fo:font-style="normal" fo:font-weight="normal"/>
    </style:style>
    <style:style style:name="P6" style:family="paragraph" style:parent-style-name="Preformatted_20_Text">
      <loext:graphic-properties draw:fill="solid" draw:fill-color="#fafafa" draw:opacity="100%"/>
      <style:paragraph-properties style:line-height-at-least="0.45cm" fo:background-color="#fafafa" fo:padding-left="0.049cm" fo:padding-right="0.053cm" fo:padding-top="0.053cm" fo:padding-bottom="0.053cm" fo:border="0.06pt solid #dadada"/>
      <style:text-properties fo:font-variant="normal" fo:text-transform="none" fo:color="#303030" fo:letter-spacing="normal"/>
    </style:style>
    <style:style style:name="P7" style:family="paragraph" style:parent-style-name="Standard">
      <style:text-properties officeooo:rsid="0002ea61" officeooo:paragraph-rsid="0002ea61"/>
    </style:style>
    <style:style style:name="P8" style:family="paragraph" style:parent-style-name="Standard">
      <style:text-properties officeooo:rsid="0002ea61" officeooo:paragraph-rsid="0003c746"/>
    </style:style>
    <style:style style:name="P9" style:family="paragraph" style:parent-style-name="Preformatted_20_Text">
      <style:text-properties officeooo:rsid="0002ea61" officeooo:paragraph-rsid="0002ea61"/>
    </style:style>
    <style:style style:name="P10" style:family="paragraph" style:parent-style-name="Standard">
      <style:text-properties officeooo:rsid="0002ea61" officeooo:paragraph-rsid="0002ea61"/>
    </style:style>
    <style:style style:name="P11" style:family="paragraph" style:parent-style-name="Text_20_body">
      <style:text-properties officeooo:rsid="0002ea61" officeooo:paragraph-rsid="0002ea61"/>
    </style:style>
    <style:style style:name="P12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2b2b2b" fo:padding="0cm" fo:border="none"/>
    </style:style>
    <style:style style:name="T1" style:family="text">
      <style:text-properties style:font-name="Droid Sans Mono" fo:font-size="9.75pt" fo:font-style="normal" fo:font-weight="normal"/>
    </style:style>
    <style:style style:name="T2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Ubuntu Mono" fo:font-style="normal" fo:font-weight="normal" officeooo:rsid="0003c74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DejaVu Serif" fo:font-size="11pt" fo:font-style="normal" fo:font-weight="normal" officeooo:rsid="0003c746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333333" style:font-name="Ubuntu Mono" fo:letter-spacing="norm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bababa" style:font-name="Menlo" fo:font-size="9pt" fo:letter-spacing="normal" fo:font-style="normal" fo:font-weight="normal" fo:background-color="#2b2b2b" loext:char-shading-value="0"/>
    </style:style>
    <style:style style:name="T9" style:family="text">
      <style:text-properties fo:font-variant="normal" fo:text-transform="none" fo:color="#cb7832" style:font-name="Menlo" fo:font-size="9pt" fo:letter-spacing="normal" fo:font-style="normal" fo:font-weight="normal" fo:background-color="#2b2b2b" loext:char-shading-value="0"/>
    </style:style>
    <style:style style:name="T10" style:family="text">
      <style:text-properties fo:font-variant="normal" fo:text-transform="none" fo:color="#6a8759" style:font-name="Menlo" fo:font-size="9pt" fo:letter-spacing="normal" fo:font-style="normal" fo:font-weight="normal" fo:background-color="#2b2b2b" loext:char-shading-value="0"/>
    </style:style>
    <style:style style:name="T11" style:family="text">
      <style:text-properties fo:font-variant="normal" fo:text-transform="none" fo:color="#cdcdcd" style:font-name="Menlo" fo:font-size="9pt" fo:letter-spacing="normal" fo:font-style="normal" fo:font-weight="normal" fo:background-color="#2b2b2b" loext:char-shading-value="0" style:font-style-asian="normal" style:font-weight-asian="normal" style:font-style-complex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 FFMPEG С ПРИМЕРАМИ</text:p>
      <text:p text:style-name="P2">FFMPEG (1) FFMPEG (1) </text:p>
      <text:p text:style-name="P4"/>
      <text:p text:style-name="P5">ИМЯ </text:p>
      <text:p text:style-name="P6"><text:s text:c="7"/><text:span text:style-name="T1">FFmpeg - FFmpeg видео конвертер </text:span></text:p>
      <text:p text:style-name="P4"/>
      <text:p text:style-name="P5">СИНТАКСИС </text:p>
      <text:p text:style-name="P6"><text:s text:c="7"/><text:span text:style-name="T1">FFmpeg [[INFILE опции] [-i INFILE ]]... {[Выходной_файл опции] OUTFILE} ... </text:span></text:p>
      <text:p text:style-name="P4"/>
      <text:p text:style-name="P5">ОПИСАНИЕ </text:p>
      <text:p text:style-name="P6"><text:s text:c="7"/><text:span text:style-name="T1">Как правило, применяются параметры на любой указанный файл. </text:span></text:p>
      <text:p text:style-name="P6"><text:s text:c="7"/><text:span text:style-name="T1">Таким образом, порядок важен, вы можете использовать одну и ту же опцию в </text:span></text:p>
      <text:p text:style-name="P6"><text:s text:c="7"/><text:span text:style-name="T1">командной строке несколько раз. В каждом случае применяются к </text:span></text:p>
      <text:p text:style-name="P6"><text:s text:c="8"/><text:span text:style-name="T1">входному или выходному файлу. </text:span></text:p>
      <text:p text:style-name="P4"/>
      <text:p text:style-name="P6"><text:s text:c="7"/><text:span text:style-name="T1">* Чтобы установить видео битрейт выходного файла в 64 Кбит / с: </text:span></text:p>
      <text:p text:style-name="P4"/>
      <text:p text:style-name="P6"><text:s text:c="15"/><text:span text:style-name="T1">FFmpeg -i input.avi -b 64K output.avi </text:span></text:p>
      <text:p text:style-name="P4"/>
      <text:p text:style-name="P6"><text:s text:c="7"/><text:span text:style-name="T1">* Чтобы установить частоту кадров выходного файла до 24 кадров в секунду:</text:span></text:p>
      <text:p text:style-name="P4"/>
      <text:p text:style-name="P6"><text:s text:c="15"/><text:span text:style-name="T1">FFmpeg -i input.avi -r 24 output.avi </text:span></text:p>
      <text:p text:style-name="P4"/>
      <text:p text:style-name="P6"><text:s text:c="7"/><text:span text:style-name="T1">* Чтобы установить частоту кадров входного файла (действителен <text:s/>только для сырых форматов) </text:span></text:p>
      <text:p text:style-name="P6"><text:s text:c="11"/><text:span text:style-name="T1">1 кадр в секунду, а частоту кадров выходного файла <text:s/>24 кадра в секунду: </text:span></text:p>
      <text:p text:style-name="P4"/>
      <text:p text:style-name="P6"><text:s text:c="15"/><text:span text:style-name="T1">ffmpeg -r 1 -i input.m2v -r 24 output.avi </text:span></text:p>
      <text:p text:style-name="P4"/>
      <text:p text:style-name="P6"><text:s text:c="7"/><text:span text:style-name="T1">Формат опции могут быть необходимы для входных файлов. </text:span></text:p>
      <text:p text:style-name="P4"/>
      <text:p text:style-name="P6"><text:s text:c="7"/><text:span text:style-name="T1">По умолчанию, FFmpeg пытается преобразовать без потерь, в качестве возможного образца он использует </text:span></text:p>
      <text:p text:style-name="P6"><text:s text:c="8"/><text:span text:style-name="T1">те же аудио и видео параметры выхода как и у входа. </text:span></text:p>
      <text:p text:style-name="P4"/>
      <text:p text:style-name="P6"><text:s/><text:span text:style-name="T1">ВАРИАНТЫ </text:span></text:p>
      <text:p text:style-name="P4"/>
      <text:p text:style-name="P6"><text:s text:c="7"/><text:span text:style-name="T1">*Общие опции* </text:span></text:p>
      <text:p text:style-name="P4"/>
      <text:p text:style-name="P6"><text:s text:c="7"/><text:span text:style-name="T1">Эти опции доступны из инструментов ffmpeg *. </text:span></text:p>
      <text:p text:style-name="P4"/>
      <text:p text:style-name="P6"><text:s text:c="6"/><text:span text:style-name="T1">-L Показать лицензии. </text:span></text:p>
      <text:p text:style-name="P4"/>
      <text:p text:style-name="P6"><text:s text:c="7"/><text:span text:style-name="T1">-H, -?,-help, --help. </text:span></text:p>
      <text:p text:style-name="P6"><text:s text:c="11"/><text:span text:style-name="T1">Показать справку. </text:span></text:p>
      <text:p text:style-name="P4"/>
      <text:p text:style-name="P6"><text:s text:c="7"/><text:span text:style-name="T1">-version</text:span></text:p>
      <text:p text:style-name="P6"><text:s text:c="11"/><text:span text:style-name="T1">Показать версию. </text:span></text:p>
      <text:p text:style-name="P4"/>
      <text:p text:style-name="P6"><text:s text:c="7"/><text:span text:style-name="T1">-formats</text:span></text:p>
      <text:p text:style-name="P6"><text:s text:c="11"/><text:span text:style-name="T1">Показать доступные форматы. </text:span></text:p>
      <text:p text:style-name="P4"/>
      <text:p text:style-name="P6"><text:s text:c="11"/><text:span text:style-name="T1">Поля предыдущего формата имеют следующие значения: </text:span></text:p>
      <text:p text:style-name="P4"/>
      <text:p text:style-name="P6"><text:s text:c="11"/><text:span text:style-name="T1">D декодирование доступно</text:span></text:p>
      <text:p text:style-name="P4"/>
      <text:p text:style-name="P6"><text:soft-page-break/><text:s text:c="11"/><text:span text:style-name="T1">E Кодировка доступна </text:span></text:p>
      <text:p text:style-name="P4"/>
      <text:p text:style-name="P6"><text:s text:c="7"/><text:span text:style-name="T1">-codecs </text:span></text:p>
      <text:p text:style-name="P6"><text:s text:c="11"/><text:span text:style-name="T1">Показать доступные кодеки. </text:span></text:p>
      <text:p text:style-name="P4"/>
      <text:p text:style-name="P6"><text:s text:c="11"/><text:span text:style-name="T1">Поля названия кодеков, имеют следующие значения: </text:span></text:p>
      <text:p text:style-name="P4"/>
      <text:p text:style-name="P6"><text:s text:c="11"/><text:span text:style-name="T1">D декодирование доступно </text:span></text:p>
      <text:p text:style-name="P4"/>
      <text:p text:style-name="P6"><text:s text:c="11"/><text:span text:style-name="T1">E Кодировка доступна </text:span></text:p>
      <text:p text:style-name="P4"/>
      <text:p text:style-name="P6"><text:s text:c="11"/><text:span text:style-name="T1">V / A / S </text:span></text:p>
      <text:p text:style-name="P6"><text:s text:c="15"/><text:span text:style-name="T1">Видео / аудио / субтитров кодек </text:span></text:p>
      <text:p text:style-name="P4"/>
      <text:p text:style-name="P6"><text:s text:c="11"/><text:span text:style-name="T1">S кодек поддерживает ломтики </text:span></text:p>
      <text:p text:style-name="P4"/>
      <text:p text:style-name="P6"><text:s text:c="11"/><text:span text:style-name="T1">D Кодек поддерживает прямой рендеринг </text:span></text:p>
      <text:p text:style-name="P4"/>
      <text:p text:style-name="P6"><text:s text:c="11"/><text:span text:style-name="T1">T кодек может обрабатывать входные усечения в случайных местах, а не </text:span></text:p>
      <text:p text:style-name="P6"><text:s text:c="15"/><text:span text:style-name="T1">только в <text:s/>границе кадров </text:span></text:p>
      <text:p text:style-name="P4"/>
      <text:p text:style-name="P6"><text:s text:c="7"/><text:span text:style-name="T1">-bsfs </text:span></text:p>
      <text:p text:style-name="P6"><text:s text:c="11"/><text:span text:style-name="T1">Показать доступных битов фильтров. </text:span></text:p>
      <text:p text:style-name="P4"/>
      <text:p text:style-name="P6"><text:s text:c="7"/><text:span text:style-name="T1">-protocols </text:span></text:p>
      <text:p text:style-name="P6"><text:s text:c="11"/><text:span text:style-name="T1">Показать доступные протоколы. </text:span></text:p>
      <text:p text:style-name="P4"/>
      <text:p text:style-name="P6"><text:s text:c="7"/><text:span text:style-name="T1">-filters </text:span></text:p>
      <text:p text:style-name="P6"><text:s text:c="11"/><text:span text:style-name="T1">Показать доступные libavfilter фильтры. </text:span></text:p>
      <text:p text:style-name="P4"/>
      <text:p text:style-name="P6"><text:s text:c="7"/><text:span text:style-name="T1">-pix_fmts </text:span></text:p>
      <text:p text:style-name="P6"><text:s text:c="11"/><text:span text:style-name="T1">Показать доступные форматы пиксела. </text:span></text:p>
      <text:p text:style-name="P4"/>
      <text:p text:style-name="P6"><text:s text:c="7"/><text:span text:style-name="T1">-LogLevel LogLevel </text:span></text:p>
      <text:p text:style-name="P6"><text:s text:c="11"/><text:span text:style-name="T1">Установить уровень ведения журнала используется библиотека LogLevel, число или </text:span></text:p>
      <text:p text:style-name="P6"><text:s text:c="11"/><text:span text:style-name="T1">строка, содержащая одно из следующих значений: </text:span></text:p>
      <text:p text:style-name="P4"/>
      <text:p text:style-name="P6"><text:s text:c="11"/><text:span text:style-name="T1">quiet</text:span></text:p>
      <text:p text:style-name="P6"><text:s text:c="11"/><text:span text:style-name="T1">panic</text:span></text:p>
      <text:p text:style-name="P6"><text:s text:c="11"/><text:span text:style-name="T1">fatal</text:span></text:p>
      <text:p text:style-name="P6"><text:s text:c="11"/><text:span text:style-name="T1">error</text:span></text:p>
      <text:p text:style-name="P6"><text:s text:c="11"/><text:span text:style-name="T1">warning</text:span></text:p>
      <text:p text:style-name="P6"><text:s text:c="11"/><text:span text:style-name="T1">info</text:span></text:p>
      <text:p text:style-name="P6"><text:s text:c="11"/><text:span text:style-name="T1">verbose</text:span></text:p>
      <text:p text:style-name="P6"><text:s text:c="11"/><text:span text:style-name="T1">debug</text:span></text:p>
      <text:p text:style-name="P4"/>
      <text:p text:style-name="P6"><text:s text:c="7"/><text:span text:style-name="T1">Основные опции:</text:span></text:p>
      <text:p text:style-name="P4"/>
      <text:p text:style-name="P6"><text:s text:c="8"/><text:span text:style-name="T1">-f fmt</text:span></text:p>
      <text:p text:style-name="P6"><text:s text:c="11"/><text:span text:style-name="T1">Группа форматов. </text:span></text:p>
      <text:p text:style-name="P4"/>
      <text:p text:style-name="P6"><text:s text:c="7"/><text:span text:style-name="T1">-i файла </text:span></text:p>
      <text:p text:style-name="P6"><text:s text:c="11"/><text:span text:style-name="T1">Входное имя файла </text:span></text:p>
      <text:p text:style-name="P4"/>
      <text:p text:style-name="P6"><text:s text:c="7"/><text:span text:style-name="T1">-У Переписать выходной файл. </text:span></text:p>
      <text:p text:style-name="P4"><text:soft-page-break/></text:p>
      <text:p text:style-name="P6"><text:s text:c="7"/><text:span text:style-name="T1">-t Продолжительность </text:span></text:p>
      <text:p text:style-name="P6"><text:s text:c="11"/><text:span text:style-name="T1">Ограничить транскодирования / захватывание видео последовательности с длительностью, </text:span></text:p>
      <text:p text:style-name="P6"><text:s text:c="12"/><text:span text:style-name="T1">которое указываются в секундах. "Чч: мм: [. XXX] SS" синтаксис также поддерживается. </text:span></text:p>
      <text:p text:style-name="P4"/>
      <text:p text:style-name="P6"><text:s text:c="7"/><text:span text:style-name="T1">-fs limit_size </text:span></text:p>
      <text:p text:style-name="P6"><text:s text:c="11"/><text:span text:style-name="T1">Устанавливает предельный размер файла. </text:span></text:p>
      <text:p text:style-name="P4"/>
      <text:p text:style-name="P6"><text:s text:c="7"/><text:span text:style-name="T1">-ss позиция</text:span></text:p>
      <text:p text:style-name="P6"><text:s text:c="11"/><text:span text:style-name="T1">Стремитесь данный момент положение в считанные секунды. "Чч: мм: [. XXX] SS" Синтаксис </text:span></text:p>
      <text:p text:style-name="P6"><text:s text:c="11"/><text:span text:style-name="T1">также поддерживается. </text:span></text:p>
      <text:p text:style-name="P4"/>
      <text:p text:style-name="P6"><text:s text:c="7"/><text:span text:style-name="T1">-Itsoffset </text:span></text:p>
      <text:p text:style-name="P6"><text:s text:c="11"/><text:span text:style-name="T1">Установите входное смещение по времени в секундах. "[-] Чч: мм: сс [XXX]". Синтаксис </text:span></text:p>
      <text:p text:style-name="P6"><text:s text:c="11"/><text:span text:style-name="T1">также поддерживается.Этот параметр влияет на все входные файлы, которые </text:span></text:p>
      <text:p text:style-name="P6"><text:s text:c="11"/><text:span text:style-name="T1">следовавшие за <text:s/>ним. К смещению добавляется метки из входных </text:span></text:p>
      <text:p text:style-name="P6"><text:s text:c="11"/><text:span text:style-name="T1">файлов. Указание положительного смещение означает, что соответствующие </text:span></text:p>
      <text:p text:style-name="P6"><text:s text:c="11"/><text:span text:style-name="T1">потоки с задержкой "compensation" секунд. </text:span></text:p>
      <text:p text:style-name="P4"/>
      <text:p text:style-name="P6"><text:s text:c="7"/><text:span text:style-name="T1">-timestamp время </text:span></text:p>
      <text:p text:style-name="P6"><text:s text:c="11"/><text:span text:style-name="T1">Установить метку. </text:span></text:p>
      <text:p text:style-name="P4"/>
      <text:p text:style-name="P6"><text:s text:c="7"/><text:span text:style-name="T1">-metadata Значение метаданных &lt;ключ ="значение"&gt;</text:span></text:p>
      <text:p text:style-name="P6"><text:s text:c="11"/><text:span text:style-name="T1">Устанавливает метаданные в паре ключ / значение. </text:span></text:p>
      <text:p text:style-name="P4"/>
      <text:p text:style-name="P6"><text:s text:c="11"/><text:span text:style-name="T1">Например, для установки титул в выходной файл: </text:span></text:p>
      <text:p text:style-name="P4"/>
      <text:p text:style-name="P6"><text:s text:c="19"/><text:span text:style-name="T1">FFmpeg -i in.avi -metadate Title = "мой титул" out.flv </text:span></text:p>
      <text:p text:style-name="P4"/>
      <text:p text:style-name="P6"><text:s text:c="7"/><text:span text:style-name="T1">-V число </text:span></text:p>
      <text:p text:style-name="P6"><text:s text:c="11"/><text:span text:style-name="T1">Установить регистрации уровень подробности. </text:span></text:p>
      <text:p text:style-name="P4"/>
      <text:p text:style-name="P6"><text:s text:c="7"/><text:span text:style-name="T1">-target Целевого типа </text:span></text:p>
      <text:p text:style-name="P6"><text:s text:c="11"/><text:span text:style-name="T1">Укажите целевой тип файла ("VCD", "SVCD", "DVD", "DV", "DV50", </text:span></text:p>
      <text:p text:style-name="P6"><text:s text:c="11"/><text:span text:style-name="T1">"PAL-VCD", "NTSC-SVCD", ... ). Все варианты формата (битрейт, </text:span></text:p>
      <text:p text:style-name="P6"><text:s text:c="11"/><text:span text:style-name="T1">кодеков, размер буфера) при этом устанавливается автоматически. Вы можете просто </text:span></text:p>
      <text:p text:style-name="P6"><text:s text:c="11"/><text:span text:style-name="T1">указать тип: </text:span></text:p>
      <text:p text:style-name="P4"/>
      <text:p text:style-name="P6"><text:s text:c="19"/><text:span text:style-name="T1">FFmpeg -i myfile.avi -target VCD /tmp/vcd.mpg </text:span></text:p>
      <text:p text:style-name="P4"/>
      <text:p text:style-name="P6"><text:s text:c="11"/><text:span text:style-name="T1">Тем не менее вы можете указать дополнительные параметры, как вы знаете </text:span></text:p>
      <text:p text:style-name="P6"><text:s text:c="11"/><text:span text:style-name="T1">они не конфликтуют со стандартными, как и в: </text:span></text:p>
      <text:p text:style-name="P4"/>
      <text:p text:style-name="P6"><text:s text:c="19"/><text:span text:style-name="T1">FFmpeg -i myfile.avi -target VCD -bf 2 /TMP/vcd.mpg </text:span></text:p>
      <text:p text:style-name="P4"/>
      <text:p text:style-name="P6"><text:s text:c="7"/><text:span text:style-name="T1">-dframes <text:s/>число </text:span></text:p>
      <text:p text:style-name="P6"><text:s text:c="11"/><text:span text:style-name="T1">Устанавливает число кадров данных для записи. </text:span></text:p>
      <text:p text:style-name="P4"/>
      <text:p text:style-name="P6"><text:s text:c="7"/><text:span text:style-name="T1">-Scodec кодек </text:span></text:p>
      <text:p text:style-name="P6"><text:s text:c="11"/><text:span text:style-name="T1">Группа субтитров кодека ("copy", чтобы скопировать поток). </text:span></text:p>
      <text:p text:style-name="P4"/>
      <text:p text:style-name="P6"><text:soft-page-break/><text:s text:c="7"/><text:span text:style-name="T1">-Newsubtitle </text:span></text:p>
      <text:p text:style-name="P6"><text:s text:c="11"/><text:span text:style-name="T1">Добавить новый поток субтитров на текущий выходной поток. </text:span></text:p>
      <text:p text:style-name="P4"/>
      <text:p text:style-name="P6"><text:s text:c="7"/><text:span text:style-name="T1">-slang код </text:span></text:p>
      <text:p text:style-name="P6"><text:s text:c="11"/><text:span text:style-name="T1">Устанавливает код языка ISO 639 (3 буквы) из текущей строки </text:span></text:p>
      <text:p text:style-name="P6"><text:s text:c="11"/><text:span text:style-name="T1">потока. </text:span></text:p>
      <text:p text:style-name="P4"/>
      <text:p text:style-name="P6"><text:s text:c="7"/><text:span text:style-name="T1">Параметры видео </text:span></text:p>
      <text:p text:style-name="P4"/>
      <text:p text:style-name="P6"><text:s text:c="7"/><text:span text:style-name="T1">-b битрейт </text:span></text:p>
      <text:p text:style-name="P6"><text:s text:c="11"/><text:span text:style-name="T1">Устанавливает скорость передачи видео в бит/с (по умолчанию = 200 Кб/с).</text:span></text:p>
      <text:p text:style-name="P4"/>
      <text:p text:style-name="P6"><text:s text:c="7"/><text:span text:style-name="T1">-vframes число </text:span></text:p>
      <text:p text:style-name="P6"><text:s text:c="11"/><text:span text:style-name="T1">Устанавливает число кадров видео для записи. </text:span></text:p>
      <text:p text:style-name="P4"/>
      <text:p text:style-name="P6"><text:s text:c="7"/><text:span text:style-name="T1">-r fps </text:span></text:p>
      <text:p text:style-name="P6"><text:s text:c="11"/><text:span text:style-name="T1">Устанавливает частоту кадров (Гц значения, доли или аббревиатура), (по умолчанию = </text:span></text:p>
      <text:p text:style-name="P6"><text:s text:c="11"/><text:span text:style-name="T1">25). </text:span></text:p>
      <text:p text:style-name="P4"/>
      <text:p text:style-name="P6"><text:s text:c="7"/><text:span text:style-name="T1">-s размер </text:span></text:p>
      <text:p text:style-name="P6"><text:s text:c="11"/><text:span text:style-name="T1">Устанавливает размер кадра. Формат WxH (ffserver по умолчанию = 160x128, ТВМ- </text:span></text:p>
      <text:p text:style-name="P6"><text:s text:c="11"/><text:span text:style-name="T1">привязки по умолчанию = <text:s/>такие же, как и исходного). Следующие сокращения </text:span></text:p>
      <text:p text:style-name="P6"><text:s text:c="11"/><text:span text:style-name="T1">признаны: </text:span></text:p>
      <text:p text:style-name="P4"/>
      <text:p text:style-name="P6"><text:s text:c="11"/><text:span text:style-name="T1">SQCIF </text:span></text:p>
      <text:p text:style-name="P6"><text:s text:c="15"/><text:span text:style-name="T1">128x96 </text:span></text:p>
      <text:p text:style-name="P4"/>
      <text:p text:style-name="P6"><text:s text:c="11"/><text:span text:style-name="T1">QCIF </text:span></text:p>
      <text:p text:style-name="P6"><text:s text:c="15"/><text:span text:style-name="T1">176x144 </text:span></text:p>
      <text:p text:style-name="P4"/>
      <text:p text:style-name="P6"><text:s text:c="11"/><text:span text:style-name="T1">CIF </text:span></text:p>
      <text:p text:style-name="P6"><text:s text:c="15"/><text:span text:style-name="T1">352x288 </text:span></text:p>
      <text:p text:style-name="P4"/>
      <text:p text:style-name="P6"><text:s text:c="11"/><text:span text:style-name="T1">4CIF </text:span></text:p>
      <text:p text:style-name="P6"><text:s text:c="15"/><text:span text:style-name="T1">704x576 </text:span></text:p>
      <text:p text:style-name="P4"/>
      <text:p text:style-name="P6"><text:s text:c="11"/><text:span text:style-name="T1">16cif </text:span></text:p>
      <text:p text:style-name="P6"><text:s text:c="15"/><text:span text:style-name="T1">1408x1152 </text:span></text:p>
      <text:p text:style-name="P4"/>
      <text:p text:style-name="P6"><text:s text:c="11"/><text:span text:style-name="T1">QQVGA </text:span></text:p>
      <text:p text:style-name="P6"><text:s text:c="15"/><text:span text:style-name="T1">160x120 </text:span></text:p>
      <text:p text:style-name="P4"/>
      <text:p text:style-name="P6"><text:s text:c="11"/><text:span text:style-name="T1">QVGA </text:span></text:p>
      <text:p text:style-name="P6"><text:s text:c="15"/><text:span text:style-name="T1">320x240 </text:span></text:p>
      <text:p text:style-name="P4"/>
      <text:p text:style-name="P6"><text:s text:c="11"/><text:span text:style-name="T1">VGA </text:span></text:p>
      <text:p text:style-name="P6"><text:s text:c="15"/><text:span text:style-name="T1">640x480 </text:span></text:p>
      <text:p text:style-name="P4"/>
      <text:p text:style-name="P6"><text:s text:c="11"/><text:span text:style-name="T1">SVGA </text:span></text:p>
      <text:p text:style-name="P6"><text:s text:c="15"/><text:span text:style-name="T1">800x600 </text:span></text:p>
      <text:p text:style-name="P4"/>
      <text:p text:style-name="P6"><text:s text:c="11"/><text:span text:style-name="T1">XGA </text:span></text:p>
      <text:p text:style-name="P6"><text:s text:c="15"/><text:span text:style-name="T1">1024x768 </text:span></text:p>
      <text:p text:style-name="P4"><text:soft-page-break/></text:p>
      <text:p text:style-name="P6"><text:s text:c="11"/><text:span text:style-name="T1">UXGA </text:span></text:p>
      <text:p text:style-name="P6"><text:s text:c="15"/><text:span text:style-name="T1">1600x1200 </text:span></text:p>
      <text:p text:style-name="P4"/>
      <text:p text:style-name="P6"><text:s text:c="11"/><text:span text:style-name="T1">QXGA </text:span></text:p>
      <text:p text:style-name="P6"><text:s text:c="15"/><text:span text:style-name="T1">2048x1536 </text:span></text:p>
      <text:p text:style-name="P4"/>
      <text:p text:style-name="P6"><text:s text:c="11"/><text:span text:style-name="T1">SXGA </text:span></text:p>
      <text:p text:style-name="P6"><text:s text:c="15"/><text:span text:style-name="T1">1280x1024 </text:span></text:p>
      <text:p text:style-name="P4"/>
      <text:p text:style-name="P6"><text:s text:c="11"/><text:span text:style-name="T1">qsxga </text:span></text:p>
      <text:p text:style-name="P6"><text:s text:c="15"/><text:span text:style-name="T1">2560x2048 </text:span></text:p>
      <text:p text:style-name="P4"/>
      <text:p text:style-name="P6"><text:s text:c="11"/><text:span text:style-name="T1">hsxga </text:span></text:p>
      <text:p text:style-name="P6"><text:s text:c="15"/><text:span text:style-name="T1">5120x4096 </text:span></text:p>
      <text:p text:style-name="P4"/>
      <text:p text:style-name="P6"><text:s text:c="11"/><text:span text:style-name="T1">WVGA </text:span></text:p>
      <text:p text:style-name="P6"><text:s text:c="15"/><text:span text:style-name="T1">8520x480 </text:span></text:p>
      <text:p text:style-name="P4"/>
      <text:p text:style-name="P6"><text:s text:c="11"/><text:span text:style-name="T1">WXGA </text:span></text:p>
      <text:p text:style-name="P6"><text:s text:c="15"/><text:span text:style-name="T1">1366x768 </text:span></text:p>
      <text:p text:style-name="P4"/>
      <text:p text:style-name="P6"><text:s text:c="11"/><text:span text:style-name="T1">WSXGA </text:span></text:p>
      <text:p text:style-name="P6"><text:s text:c="15"/><text:span text:style-name="T1">1600x1024 </text:span></text:p>
      <text:p text:style-name="P4"/>
      <text:p text:style-name="P6"><text:s text:c="11"/><text:span text:style-name="T1">WUXGA </text:span></text:p>
      <text:p text:style-name="P6"><text:s text:c="15"/><text:span text:style-name="T1">1920x1200 </text:span></text:p>
      <text:p text:style-name="P4"/>
      <text:p text:style-name="P6"><text:s text:c="11"/><text:span text:style-name="T1">woxga </text:span></text:p>
      <text:p text:style-name="P6"><text:s text:c="15"/><text:span text:style-name="T1">2560x1600 </text:span></text:p>
      <text:p text:style-name="P4"/>
      <text:p text:style-name="P6"><text:s text:c="11"/><text:span text:style-name="T1">wqsxga </text:span></text:p>
      <text:p text:style-name="P6"><text:s text:c="15"/><text:span text:style-name="T1">3200x2048 </text:span></text:p>
      <text:p text:style-name="P4"/>
      <text:p text:style-name="P6"><text:s text:c="11"/><text:span text:style-name="T1">wquxga </text:span></text:p>
      <text:p text:style-name="P6"><text:s text:c="15"/><text:span text:style-name="T1">3840x2400 </text:span></text:p>
      <text:p text:style-name="P4"/>
      <text:p text:style-name="P6"><text:s text:c="11"/><text:span text:style-name="T1">whsxga </text:span></text:p>
      <text:p text:style-name="P6"><text:s text:c="15"/><text:span text:style-name="T1">6400x4096 </text:span></text:p>
      <text:p text:style-name="P4"/>
      <text:p text:style-name="P6"><text:s text:c="11"/><text:span text:style-name="T1">whuxga </text:span></text:p>
      <text:p text:style-name="P6"><text:s text:c="15"/><text:span text:style-name="T1">7680x4800 </text:span></text:p>
      <text:p text:style-name="P4"/>
      <text:p text:style-name="P6"><text:s text:c="11"/><text:span text:style-name="T1">CGA </text:span></text:p>
      <text:p text:style-name="P6"><text:s text:c="15"/><text:span text:style-name="T1">320x200 </text:span></text:p>
      <text:p text:style-name="P4"/>
      <text:p text:style-name="P6"><text:s text:c="11"/><text:span text:style-name="T1">EGA </text:span></text:p>
      <text:p text:style-name="P6"><text:s text:c="15"/><text:span text:style-name="T1">640x350 </text:span></text:p>
      <text:p text:style-name="P4"/>
      <text:p text:style-name="P6"><text:s text:c="11"/><text:span text:style-name="T1">hd480 </text:span></text:p>
      <text:p text:style-name="P6"><text:s text:c="15"/><text:span text:style-name="T1">852x480 </text:span></text:p>
      <text:p text:style-name="P4"/>
      <text:p text:style-name="P6"><text:s text:c="11"/><text:span text:style-name="T1">hd720 </text:span></text:p>
      <text:p text:style-name="P6"><text:s text:c="15"/><text:span text:style-name="T1">1280x720 </text:span></text:p>
      <text:p text:style-name="P4"/>
      <text:p text:style-name="P6"><text:s text:c="11"/><text:span text:style-name="T1">hd1080 </text:span></text:p>
      <text:p text:style-name="P6"><text:soft-page-break/><text:s text:c="15"/><text:span text:style-name="T1">1920x1080 </text:span></text:p>
      <text:p text:style-name="P4"/>
      <text:p text:style-name="P6"><text:s text:c="7"/><text:span text:style-name="T1">-aspect аспект </text:span></text:p>
      <text:p text:style-name="P6"><text:s text:c="11"/><text:span text:style-name="T1">Устанавливает соотношение сторон (4:3, 16:9 или 1,3333, 1,7777). </text:span></text:p>
      <text:p text:style-name="P4"/>
      <text:p text:style-name="P6"><text:s text:c="7"/><text:span text:style-name="T1">-Croptop размер </text:span></text:p>
      <text:p text:style-name="P6"><text:s text:c="11"/><text:span text:style-name="T1">Установить верхний размер группы культур (в пикселях). </text:span></text:p>
      <text:p text:style-name="P4"/>
      <text:p text:style-name="P6"><text:s text:c="7"/><text:span text:style-name="T1">-Cropbottom размер </text:span></text:p>
      <text:p text:style-name="P6"><text:s text:c="11"/><text:span text:style-name="T1">Устанавливает нижний размер группы культур (в пикселях). </text:span></text:p>
      <text:p text:style-name="P4"/>
      <text:p text:style-name="P6"><text:s text:c="7"/><text:span text:style-name="T1">-Cropleft размер </text:span></text:p>
      <text:p text:style-name="P6"><text:s text:c="12"/><text:span text:style-name="T1">Обрезать левую полосу <text:s/>(в пикселях). </text:span></text:p>
      <text:p text:style-name="P4"/>
      <text:p text:style-name="P6"><text:s text:c="7"/><text:span text:style-name="T1">-Cropright размер </text:span></text:p>
      <text:p text:style-name="P6"><text:s text:c="11"/><text:span text:style-name="T1">Установить правильный размер группы культур (в пикселях). </text:span></text:p>
      <text:p text:style-name="P4"/>
      <text:p text:style-name="P6"><text:s text:c="7"/><text:span text:style-name="T1">-Padtop размер </text:span></text:p>
      <text:p text:style-name="P6"><text:s text:c="11"/><text:span text:style-name="T1">Установите верхнюю площадку размером группы (в пикселях). </text:span></text:p>
      <text:p text:style-name="P4"/>
      <text:p text:style-name="P6"><text:s text:c="7"/><text:span text:style-name="T1">-Padbottom размер </text:span></text:p>
      <text:p text:style-name="P6"><text:s text:c="11"/><text:span text:style-name="T1">Установить нижний размер группы панели (в пикселях). </text:span></text:p>
      <text:p text:style-name="P4"/>
      <text:p text:style-name="P6"><text:s text:c="7"/><text:span text:style-name="T1">-Padleft размер </text:span></text:p>
      <text:p text:style-name="P6"><text:s text:c="11"/><text:span text:style-name="T1">Левый размер площадки (в пикселях). </text:span></text:p>
      <text:p text:style-name="P4"/>
      <text:p text:style-name="P6"><text:s text:c="7"/><text:span text:style-name="T1">-Padright размер </text:span></text:p>
      <text:p text:style-name="P6"><text:s text:c="11"/><text:span text:style-name="T1">Установить правильный размер группы площадки (в пикселях). </text:span></text:p>
      <text:p text:style-name="P4"/>
      <text:p text:style-name="P6"><text:s text:c="7"/><text:span text:style-name="T1">-Padcolor hex_color </text:span></text:p>
      <text:p text:style-name="P6"><text:s text:c="11"/><text:span text:style-name="T1">Установить цвет проложенной полосы. Соотношение padcolor выражается как </text:span></text:p>
      <text:p text:style-name="P6"><text:s text:c="11"/><text:span text:style-name="T1">шесть цифр шестнадцатеричного числа, где первые две цифры представляют </text:span></text:p>
      <text:p text:style-name="P6"><text:s text:c="11"/><text:span text:style-name="T1">красный, две средние цифры зеленого и последние две цифры синий (по умолчанию </text:span></text:p>
      <text:p text:style-name="P6"><text:s text:c="11"/><text:span text:style-name="T1">= 000000 (черный)). </text:span></text:p>
      <text:p text:style-name="P4"/>
      <text:p text:style-name="P6"><text:s text:c="7"/><text:span text:style-name="T1">-vn</text:span></text:p>
      <text:p text:style-name="P6"><text:s text:c="11"/><text:span text:style-name="T1">Отключить запись видео. </text:span></text:p>
      <text:p text:style-name="P4"/>
      <text:p text:style-name="P6"><text:s text:c="7"/><text:span text:style-name="T1">-bt толерантности </text:span></text:p>
      <text:p text:style-name="P6"><text:s text:c="11"/><text:span text:style-name="T1">Установите скорость передачи видео (в битах, по умолчанию 4000K). С минимальным и <text:s/></text:span></text:p>
      <text:p text:style-name="P6"><text:s text:c="11"/><text:span text:style-name="T1">максимальным <text:s/>значением: (target_bitrate / target_framerate). В 1-проходном режиме, </text:span></text:p>
      <text:p text:style-name="P6"><text:s text:c="11"/><text:span text:style-name="T1">битрейт толерантности определяет, как далеко &lt;битпоток&gt; готов делить </text:span></text:p>
      <text:p text:style-name="P6"><text:s text:c="12"/><text:span text:style-name="T1">с битрейтом среднее значение цели. Это не связано с </text:span></text:p>
      <text:p text:style-name="P6"><text:s text:c="11"/><text:span text:style-name="T1">мин / макс битрейтом. Снижение толерантности слишком негативно влияет </text:span></text:p>
      <text:p text:style-name="P6"><text:s text:c="11"/><text:span text:style-name="T1">на качество. </text:span></text:p>
      <text:p text:style-name="P4"/>
      <text:p text:style-name="P6"><text:s text:c="7"/><text:span text:style-name="T1">-Maxrate битрейт </text:span></text:p>
      <text:p text:style-name="P6"><text:s text:c="11"/><text:span text:style-name="T1">Установить максимальную скорость передачи видео (в бит / с). Требуется <text:s/>что бы</text:span></text:p>
      <text:p text:style-name="P6"><text:s text:c="12"/><text:span text:style-name="T1">-bufsize быть установлен. </text:span></text:p>
      <text:p text:style-name="P4"/>
      <text:p text:style-name="P6"><text:s text:c="7"/><text:span text:style-name="T1">-Minrate битрейт </text:span></text:p>
      <text:p text:style-name="P6"><text:s text:c="11"/><text:span text:style-name="T1">Установить минимальный видео битрейт (в бит / с). Самые полезные в </text:span><text:soft-page-break/><text:span text:style-name="T1">создании кодирования: </text:span></text:p>
      <text:p text:style-name="P4"/>
      <text:p text:style-name="P6"><text:s text:c="19"/><text:span text:style-name="T1">FFmpeg -i myfile.avi -b 4000K <text:s/>-minrate 4000k -maxrate 4000K -bufsize 1835k out.m2v </text:span></text:p>
      <text:p text:style-name="P4"/>
      <text:p text:style-name="P6"><text:s text:c="11"/><text:span text:style-name="T1">Это мало пользы elsewise. </text:span></text:p>
      <text:p text:style-name="P4"/>
      <text:p text:style-name="P6"><text:s text:c="7"/><text:span text:style-name="T1">-bufsize размер </text:span></text:p>
      <text:p text:style-name="P6"><text:s text:c="11"/><text:span text:style-name="T1">Устанавливает видео буфер верификатор размера буфера (в битах). </text:span></text:p>
      <text:p text:style-name="P4"/>
      <text:p text:style-name="P6"><text:s text:c="7"/><text:span text:style-name="T1">-Vcodec кодек </text:span></text:p>
      <text:p text:style-name="P6"><text:s text:c="11"/><text:span text:style-name="T1">Вызовите видео кодек для кодека. Используйте "copy" что бы задать <text:s/>особое значение с </text:span></text:p>
      <text:p text:style-name="P6"><text:s text:c="11"/><text:span text:style-name="T1">RAW Codec данные должны быть скопированы, как есть. </text:span></text:p>
      <text:p text:style-name="P4"/>
      <text:p text:style-name="P6"><text:s text:c="7"/><text:span text:style-name="T1">-sameq </text:span></text:p>
      <text:p text:style-name="P6"><text:s text:c="11"/><text:span text:style-name="T1">Использование качество видео в качестве источника (подразумевает VBR). </text:span></text:p>
      <text:p text:style-name="P4"/>
      <text:p text:style-name="P6"><text:s text:c="7"/><text:span text:style-name="T1">-pass n</text:span></text:p>
      <text:p text:style-name="P6"><text:s text:c="11"/><text:span text:style-name="T1">Выберите передать номер (1 или 2). Он используется, чтобы передавать видео </text:span></text:p>
      <text:p text:style-name="P6"><text:s text:c="11"/><text:span text:style-name="T1">кодировки. Статистика видео записываются в первом </text:span></text:p>
      <text:p text:style-name="P6"><text:s text:c="11"/><text:span text:style-name="T1">перейти в лог-файл (см. также опцию -passlogfile), а в </text:span></text:p>
      <text:p text:style-name="P6"><text:s text:c="11"/><text:span text:style-name="T1">второй проход, что лог-файл используется для создания видео, </text:span></text:p>
      <text:p text:style-name="P6"><text:s text:c="11"/><text:span text:style-name="T1">точное запрошенный битрейт. На проход 1, вы можете просто отключить звук </text:span></text:p>
      <text:p text:style-name="P6"><text:s text:c="11"/><text:span text:style-name="T1">и установить выход к нулю, примеры для Windows и Unix: </text:span></text:p>
      <text:p text:style-name="P4"/>
      <text:p text:style-name="P6"><text:s text:c="19"/><text:span text:style-name="T1">FFmpeg -i foo.mov -vcodec libxvid -pass -an -f rawvideo -y NULL </text:span></text:p>
      <text:p text:style-name="P6"><text:s text:c="19"/><text:span text:style-name="T1">FFmpeg -i foo.mov -vcodec libxvid -pass -an -f rawvideo -y /dev/null</text:span></text:p>
      <text:p text:style-name="P4"/>
      <text:p text:style-name="P6"><text:s text:c="7"/><text:span text:style-name="T1">-passlogfile префикса </text:span></text:p>
      <text:p text:style-name="P6"><text:s text:c="11"/><text:span text:style-name="T1">Установить двухпроходной имя файла журнала <text:s/>префикса имени файла по умолчанию </text:span></text:p>
      <text:p text:style-name="P6"><text:s text:c="11"/><text:span text:style-name="T1">префикс `` ffmpeg2pass''. Полное имя файла будет PRE- </text:span></text:p>
      <text:p text:style-name="P6"><text:s text:c="11"/><text:span text:style-name="T1">FIX-N.log, где N это номер конкретной в выходной поток. </text:span></text:p>
      <text:p text:style-name="P4"/>
      <text:p text:style-name="P6"><text:s text:c="7"/><text:span text:style-name="T1">-Newvideo </text:span></text:p>
      <text:p text:style-name="P6"><text:s text:c="11"/><text:span text:style-name="T1">Добавить новый поток видео на текущий выходной поток. </text:span></text:p>
      <text:p text:style-name="P4"/>
      <text:p text:style-name="P6"><text:s text:c="7"/><text:span text:style-name="T1">-Vlang код </text:span></text:p>
      <text:p text:style-name="P6"><text:s text:c="11"/><text:span text:style-name="T1">Установите ISO 639 код языка (3 буквы) текущего видео </text:span></text:p>
      <text:p text:style-name="P6"><text:s text:c="11"/><text:span text:style-name="T1">потока. </text:span></text:p>
      <text:p text:style-name="P4"/>
      <text:p text:style-name="P6"><text:s text:c="7"/><text:span text:style-name="T1">Функции Advanced Video </text:span></text:p>
      <text:p text:style-name="P4"/>
      <text:p text:style-name="P6"><text:s text:c="7"/><text:span text:style-name="T1">-pix_fmt формат </text:span></text:p>
      <text:p text:style-name="P6"><text:s text:c="11"/><text:span text:style-name="T1">Установить формат пикселей. "list" используется в качестве параметра для отображения </text:span></text:p>
      <text:p text:style-name="P6"><text:s text:c="11"/><text:span text:style-name="T1">всех поддерживаемых <text:s/>пиксель форматов. </text:span></text:p>
      <text:p text:style-name="P4"/>
      <text:p text:style-name="P6"><text:s text:c="7"/><text:span text:style-name="T1">-Sws_flags флаги </text:span></text:p>
      <text:p text:style-name="P6"><text:s text:c="11"/><text:span text:style-name="T1">Установить SwScaler флаги. </text:span></text:p>
      <text:p text:style-name="P4"/>
      <text:p text:style-name="P6"><text:s text:c="7"/><text:span text:style-name="T1">-g gop_size </text:span></text:p>
      <text:p text:style-name="P6"><text:s text:c="11"/><text:span text:style-name="T1">Установить группы размер фотографии. </text:span></text:p>
      <text:p text:style-name="P4"/>
      <text:p text:style-name="P6"><text:soft-page-break/><text:s text:c="7"/><text:span text:style-name="T1">-Intra </text:span></text:p>
      <text:p text:style-name="P6"><text:s text:c="11"/><text:span text:style-name="T1">Используйте только внутри кадра. </text:span></text:p>
      <text:p text:style-name="P4"/>
      <text:p text:style-name="P6"><text:s text:c="7"/><text:span text:style-name="T1">-vdt n </text:span></text:p>
      <text:p text:style-name="P6"><text:s text:c="11"/><text:span text:style-name="T1">Отмена порога. </text:span></text:p>
      <text:p text:style-name="P4"/>
      <text:p text:style-name="P6"><text:s text:c="7"/><text:span text:style-name="T1">-qscale q </text:span></text:p>
      <text:p text:style-name="P6"><text:s text:c="11"/><text:span text:style-name="T1">Использование фиксированного масштаба видео (VBR). </text:span></text:p>
      <text:p text:style-name="P4"/>
      <text:p text:style-name="P6"><text:s text:c="7"/><text:span text:style-name="T1">-qmin q </text:span></text:p>
      <text:p text:style-name="P6"><text:s text:c="11"/><text:span text:style-name="T1">Минимальный масштаб видео (VBR) </text:span></text:p>
      <text:p text:style-name="P4"/>
      <text:p text:style-name="P6"><text:s text:c="7"/><text:span text:style-name="T1">-qmax q </text:span></text:p>
      <text:p text:style-name="P6"><text:s text:c="11"/><text:span text:style-name="T1">Максимальный масштаб видео (VBR) </text:span></text:p>
      <text:p text:style-name="P4"/>
      <text:p text:style-name="P6"><text:s text:c="7"/><text:span text:style-name="T1">-qdiff q </text:span></text:p>
      <text:p text:style-name="P6"><text:s text:c="11"/><text:span text:style-name="T1">Максимальная разница между квантователя веса (VBR) </text:span></text:p>
      <text:p text:style-name="P4"/>
      <text:p text:style-name="P6"><text:s text:c="7"/><text:span text:style-name="T1">-qblur размытия </text:span></text:p>
      <text:p text:style-name="P6"><text:s text:c="11"/><text:span text:style-name="T1">видео квантователя масштаб размытия (VBR) (диапазон 0,0 - 1,0) </text:span></text:p>
      <text:p text:style-name="P4"/>
      <text:p text:style-name="P6"><text:s text:c="7"/><text:span text:style-name="T1">-qcomp сжатия </text:span></text:p>
      <text:p text:style-name="P6"><text:s text:c="11"/><text:span text:style-name="T1">Масштаб сжатия <text:s/>видео(VBR) (по умолчанию 0,5). Постоянная </text:span></text:p>
      <text:p text:style-name="P6"><text:s text:c="11"/><text:span text:style-name="T1">битпотока уравнения. Рекомендуемый диапазон по умолчанию rc_eq: 0.0-1.0 </text:span></text:p>
      <text:p text:style-name="P4"/>
      <text:p text:style-name="P6"><text:s text:c="7"/><text:span text:style-name="T1">-lmin лямбда </text:span></text:p>
      <text:p text:style-name="P6"><text:s text:c="11"/><text:span text:style-name="T1">минимальный коэффициент Лагранжа видео (VBR) </text:span></text:p>
      <text:p text:style-name="P4"/>
      <text:p text:style-name="P6"><text:s text:c="7"/><text:span text:style-name="T1">-lmax лямбда </text:span></text:p>
      <text:p text:style-name="P6"><text:s text:c="11"/><text:span text:style-name="T1">максимальный видео множитель Лагранжа (VBR) </text:span></text:p>
      <text:p text:style-name="P4"/>
      <text:p text:style-name="P6"><text:s text:c="7"/><text:span text:style-name="T1">-mblmin лямбда </text:span></text:p>
      <text:p text:style-name="P6"><text:s text:c="11"/><text:span text:style-name="T1">Минимальный масштаб квантователь макроблоков (VBR) </text:span></text:p>
      <text:p text:style-name="P4"/>
      <text:p text:style-name="P6"><text:s text:c="7"/><text:span text:style-name="T1">-mblmax лямбда </text:span></text:p>
      <text:p text:style-name="P6"><text:s text:c="11"/><text:span text:style-name="T1">Максимальный масштаб квантователь макроблоков (VBR) </text:span></text:p>
      <text:p text:style-name="P4"/>
      <text:p text:style-name="P6"><text:s text:c="11"/><text:span text:style-name="T1">Эти четыре варианта (Lmin, Lmax, mblmin, mblmax) единиц "lambda" использования, </text:span></text:p>
      <text:p text:style-name="P6"><text:s text:c="11"/><text:span text:style-name="T1">но вы можете использовать значение постоянной <text:s/>QP2LAMBDA легко конвертировать из 'Q' </text:span></text:p>
      <text:p text:style-name="P6"><text:s text:c="11"/><text:span text:style-name="T1">единиц: </text:span></text:p>
      <text:p text:style-name="P4"/>
      <text:p text:style-name="P6"><text:s text:c="19"/><text:span text:style-name="T1">ffmpeg -i src.ext-Lmax 21 * QP2LAMBDA dst.ext </text:span></text:p>
      <text:p text:style-name="P4"/>
      <text:p text:style-name="P6"><text:s text:c="7"/><text:span text:style-name="T1">-rc_init_cplx сложности </text:span></text:p>
      <text:p text:style-name="P6"><text:s text:c="11"/><text:span text:style-name="T1">начальные сложности для прохода одной кодировки </text:span></text:p>
      <text:p text:style-name="P4"/>
      <text:p text:style-name="P6"><text:s text:c="7"/><text:span text:style-name="T1">-b_qfactor-фактор </text:span></text:p>
      <text:p text:style-name="P6"><text:s text:c="11"/><text:span text:style-name="T1">Qp фактором между P- и B-кадром </text:span></text:p>
      <text:p text:style-name="P4"/>
      <text:p text:style-name="P6"><text:s text:c="7"/><text:span text:style-name="T1">-i_qfactor-фактор </text:span></text:p>
      <text:p text:style-name="P6"><text:s text:c="11"/><text:span text:style-name="T1">Qp фактором между Р- и I-кадром </text:span></text:p>
      <text:p text:style-name="P4"/>
      <text:p text:style-name="P6"><text:s text:c="7"/><text:span text:style-name="T1">-b_qoffset смещение </text:span></text:p>
      <text:p text:style-name="P6"><text:s text:c="11"/><text:span text:style-name="T1">Qp смещение между P- и B-кадром </text:span></text:p>
      <text:p text:style-name="P4"><text:soft-page-break/></text:p>
      <text:p text:style-name="P6"><text:s text:c="7"/><text:span text:style-name="T1">-i_qoffset смещение </text:span></text:p>
      <text:p text:style-name="P6"><text:s text:c="11"/><text:span text:style-name="T1">Qp смещение между Р- и I-кадром</text:span></text:p>
      <text:p text:style-name="P4"/>
      <text:p text:style-name="P6"><text:s text:c="7"/><text:span text:style-name="T1">-rc_eq уравнения </text:span></text:p>
      <text:p text:style-name="P6"><text:s text:c="11"/><text:span text:style-name="T1">Установить курс управления уравнение (по умолчанию = "text ^ qComp"). </text:span></text:p>
      <text:p text:style-name="P4"/>
      <text:p text:style-name="P6"><text:s text:c="7"/><text:span text:style-name="T1">-rc_override переопределить </text:span></text:p>
      <text:p text:style-name="P6"><text:s text:c="11"/><text:span text:style-name="T1">Контроль переопределение скорости в определенные промежутки времени </text:span></text:p>
      <text:p text:style-name="P4"/>
      <text:p text:style-name="P6"><text:s text:c="7"/><text:span text:style-name="T1">-me_method метод </text:span></text:p>
      <text:p text:style-name="P6"><text:s text:c="11"/><text:span text:style-name="T1">Установить метод оценки движения к методу. Доступные методы </text:span></text:p>
      <text:p text:style-name="P6"><text:s text:c="11"/><text:span text:style-name="T1">(От самого низкого до самого лучшего качества): </text:span></text:p>
      <text:p text:style-name="P4"/>
      <text:p text:style-name="P6"><text:s text:c="11"/><text:span text:style-name="T1">zero </text:span></text:p>
      <text:p text:style-name="P6"><text:s text:c="15"/><text:span text:style-name="T1">Попробуйте просто (0, 0) вектор. </text:span></text:p>
      <text:p text:style-name="P4"/>
      <text:p text:style-name="P6"><text:s text:c="11"/><text:span text:style-name="T1">phods </text:span></text:p>
      <text:p text:style-name="P6"><text:s text:c="11"/><text:span text:style-name="T1">log</text:span></text:p>
      <text:p text:style-name="P6"><text:s text:c="11"/><text:span text:style-name="T1">x1 </text:span></text:p>
      <text:p text:style-name="P6"><text:s text:c="11"/><text:span text:style-name="T1">hex </text:span></text:p>
      <text:p text:style-name="P6"><text:s text:c="11"/><text:span text:style-name="T1">umh </text:span></text:p>
      <text:p text:style-name="P6"><text:s text:c="11"/><text:span text:style-name="T1">epzs</text:span></text:p>
      <text:p text:style-name="P6"><text:s text:c="15"/><text:span text:style-name="T1">(По умолчанию метод) </text:span></text:p>
      <text:p text:style-name="P4"/>
      <text:p text:style-name="P6"><text:s text:c="11"/><text:span text:style-name="T1">full </text:span></text:p>
      <text:p text:style-name="P6"><text:s text:c="15"/><text:span text:style-name="T1">Исчерпывающий поиск (медленно и незначительно лучше, чем epzs) </text:span></text:p>
      <text:p text:style-name="P4"/>
      <text:p text:style-name="P6"><text:s text:c="7"/><text:span text:style-name="T1">-dct_algo алгоритм </text:span></text:p>
      <text:p text:style-name="P6"><text:s text:c="11"/><text:span text:style-name="T1">Установить DCT алгоритм. Возможные значения: </text:span></text:p>
      <text:p text:style-name="P4"/>
      <text:p text:style-name="P6"><text:s text:c="11"/><text:span text:style-name="T1">0 FF_DCT_AUTO (по умолчанию) </text:span></text:p>
      <text:p text:style-name="P4"/>
      <text:p text:style-name="P6"><text:s text:c="11"/><text:span text:style-name="T1">1 FF_DCT_FASTINT </text:span></text:p>
      <text:p text:style-name="P4"/>
      <text:p text:style-name="P6"><text:s text:c="11"/><text:span text:style-name="T1">2 FF_DCT_INT </text:span></text:p>
      <text:p text:style-name="P4"/>
      <text:p text:style-name="P6"><text:s text:c="11"/><text:span text:style-name="T1">3 FF_DCT_MMX </text:span></text:p>
      <text:p text:style-name="P4"/>
      <text:p text:style-name="P6"><text:s text:c="11"/><text:span text:style-name="T1">4 FF_DCT_MLIB </text:span></text:p>
      <text:p text:style-name="P4"/>
      <text:p text:style-name="P6"><text:s text:c="11"/><text:span text:style-name="T1">5 FF_DCT_ALTIVEC </text:span></text:p>
      <text:p text:style-name="P4"/>
      <text:p text:style-name="P6"><text:s text:c="7"/><text:span text:style-name="T1">-idct_algo алгоритм </text:span></text:p>
      <text:p text:style-name="P6"><text:s text:c="11"/><text:span text:style-name="T1">Установить IDCT алгоритм. Возможные значения: </text:span></text:p>
      <text:p text:style-name="P4"/>
      <text:p text:style-name="P6"><text:s text:c="11"/><text:span text:style-name="T1">0 FF_IDCT_AUTO (по умолчанию) </text:span></text:p>
      <text:p text:style-name="P4"/>
      <text:p text:style-name="P6"><text:s text:c="11"/><text:span text:style-name="T1">1 FF_IDCT_INT </text:span></text:p>
      <text:p text:style-name="P4"/>
      <text:p text:style-name="P6"><text:s text:c="11"/><text:span text:style-name="T1">2 FF_IDCT_SIMPLE </text:span></text:p>
      <text:p text:style-name="P4"/>
      <text:p text:style-name="P6"><text:s text:c="11"/><text:span text:style-name="T1">3 FF_IDCT_SIMPLEMMX </text:span></text:p>
      <text:p text:style-name="P4"/>
      <text:p text:style-name="P6"><text:s text:c="11"/><text:span text:style-name="T1">4 FF_IDCT_LIBMPEG2MMX </text:span></text:p>
      <text:p text:style-name="P4"/>
      <text:p text:style-name="P6"><text:soft-page-break/><text:s text:c="11"/><text:span text:style-name="T1">5 FF_IDCT_PS2 </text:span></text:p>
      <text:p text:style-name="P4"/>
      <text:p text:style-name="P6"><text:s text:c="11"/><text:span text:style-name="T1">6 FF_IDCT_MLIB </text:span></text:p>
      <text:p text:style-name="P4"/>
      <text:p text:style-name="P6"><text:s text:c="11"/><text:span text:style-name="T1">7 FF_IDCT_ARM </text:span></text:p>
      <text:p text:style-name="P4"/>
      <text:p text:style-name="P6"><text:s text:c="11"/><text:span text:style-name="T1">8 FF_IDCT_ALTIVEC </text:span></text:p>
      <text:p text:style-name="P4"/>
      <text:p text:style-name="P6"><text:s text:c="11"/><text:span text:style-name="T1">9 FF_IDCT_SH4 </text:span></text:p>
      <text:p text:style-name="P4"/>
      <text:p text:style-name="P6"><text:s text:c="11"/><text:span text:style-name="T1">10 FF_IDCT_SIMPLEARM </text:span></text:p>
      <text:p text:style-name="P4"/>
      <text:p text:style-name="P6"><text:s text:c="7"/><text:span text:style-name="T1">-er n </text:span></text:p>
      <text:p text:style-name="P6"><text:s text:c="11"/><text:span text:style-name="T1">Установить устойчивость к ошибкам n: </text:span></text:p>
      <text:p text:style-name="P4"/>
      <text:p text:style-name="P6"><text:s text:c="11"/><text:span text:style-name="T1">1 FF_ER_CAREFUL (по умолчанию) </text:span></text:p>
      <text:p text:style-name="P4"/>
      <text:p text:style-name="P6"><text:s text:c="11"/><text:span text:style-name="T1">2 FF_ER_COMPLIANT </text:span></text:p>
      <text:p text:style-name="P4"/>
      <text:p text:style-name="P6"><text:s text:c="11"/><text:span text:style-name="T1">3 FF_ER_AGGRESSIVE </text:span></text:p>
      <text:p text:style-name="P4"/>
      <text:p text:style-name="P6"><text:s text:c="11"/><text:span text:style-name="T1">4 FF_ER_VERY_AGGRESSIVE </text:span></text:p>
      <text:p text:style-name="P4"/>
      <text:p text:style-name="P6"><text:s text:c="7"/><text:span text:style-name="T1">-ec bit_mask </text:span></text:p>
      <text:p text:style-name="P6"><text:s text:c="11"/><text:span text:style-name="T1">Установить маскировки ошибок в bit_mask. bit_mask <text:s/>маски <text:s/>имеют </text:span></text:p>
      <text:p text:style-name="P6"><text:s text:c="11"/><text:span text:style-name="T1">следующие значения: </text:span></text:p>
      <text:p text:style-name="P4"/>
      <text:p text:style-name="P6"><text:s text:c="11"/><text:span text:style-name="T1">1 FF_EC_GUESS_MVS (по умолчанию = включено) </text:span></text:p>
      <text:p text:style-name="P4"/>
      <text:p text:style-name="P6"><text:s text:c="11"/><text:span text:style-name="T1">2 FF_EC_DEBLOCK (по умолчанию = включено) </text:span></text:p>
      <text:p text:style-name="P4"/>
      <text:p text:style-name="P6"><text:s text:c="7"/><text:span text:style-name="T1">-bf кадров </text:span></text:p>
      <text:p text:style-name="P6"><text:s text:c="11"/><text:span text:style-name="T1">Используйте 'frame' B-кадрах (поддерживаются MPEG-1, MPEG-2 и MPEG-4). </text:span></text:p>
      <text:p text:style-name="P4"/>
      <text:p text:style-name="P6"><text:s text:c="7"/><text:span text:style-name="T1">-mbd режим </text:span></text:p>
      <text:p text:style-name="P6"><text:s text:c="12"/><text:span text:style-name="T1">Решения <text:s/>макроблоков</text:span></text:p>
      <text:p text:style-name="P4"/>
      <text:p text:style-name="P6"><text:s text:c="11"/><text:span text:style-name="T1">0 FF_MB_DECISION_SIMPLE: Используйте mb_cmp (не может изменить его еще в mmpeg).</text:span></text:p>
      <text:p text:style-name="P4"/>
      <text:p text:style-name="P6"><text:s text:c="11"/><text:span text:style-name="T1">1 FF_MB_DECISION_BITS: Выберите один, требующий меньшее количество </text:span></text:p>
      <text:p text:style-name="P6"><text:s text:c="15"/><text:span text:style-name="T1">бит. </text:span></text:p>
      <text:p text:style-name="P4"/>
      <text:p text:style-name="P6"><text:s text:c="11"/><text:span text:style-name="T1">2 FF_MB_DECISION_RD: соотношение сигнал-шум </text:span></text:p>
      <text:p text:style-name="P4"/>
      <text:p text:style-name="P6"><text:s text:c="7"/><text:span text:style-name="T1">-4mv </text:span></text:p>
      <text:p text:style-name="P6"><text:s text:c="11"/><text:span text:style-name="T1">Используйте четыре вектора движения на макро блоки (только MPEG-4). </text:span></text:p>
      <text:p text:style-name="P4"/>
      <text:p text:style-name="P6"><text:s text:c="7"/><text:span text:style-name="T1">-part </text:span></text:p>
      <text:p text:style-name="P6"><text:s text:c="11"/><text:span text:style-name="T1">Использование секционирования данных (только MPEG-4). </text:span></text:p>
      <text:p text:style-name="P4"/>
      <text:p text:style-name="P6"><text:s text:c="7"/><text:span text:style-name="T1">-bug параметра </text:span></text:p>
      <text:p text:style-name="P6"><text:s text:c="11"/><text:span text:style-name="T1">Обходить ошибки кодировщика, которые автоматически не обнаружены. </text:span></text:p>
      <text:p text:style-name="P4"/>
      <text:p text:style-name="P6"><text:s text:c="7"/><text:span text:style-name="T1">-strict строгости </text:span></text:p>
      <text:p text:style-name="P6"><text:s text:c="11"/><text:span text:style-name="T1">Как строго следовать стандартам. </text:span></text:p>
      <text:p text:style-name="P4"><text:soft-page-break/></text:p>
      <text:p text:style-name="P6"><text:s text:c="7"/><text:span text:style-name="T1">-aic </text:span></text:p>
      <text:p text:style-name="P6"><text:s text:c="11"/><text:span text:style-name="T1">Включить расширенные внутри кодирования (h263 +). </text:span></text:p>
      <text:p text:style-name="P4"/>
      <text:p text:style-name="P6"><text:s text:c="7"/><text:span text:style-name="T1">-umv </text:span></text:p>
      <text:p text:style-name="P6"><text:s text:c="11"/><text:span text:style-name="T1">Включить Неограниченные векторы движения (h263 +) </text:span></text:p>
      <text:p text:style-name="P4"/>
      <text:p text:style-name="P6"><text:s text:c="7"/><text:span text:style-name="T1">-deinterlace </text:span></text:p>
      <text:p text:style-name="P6"><text:s text:c="11"/><text:span text:style-name="T1">Deinterlace фотографии. </text:span></text:p>
      <text:p text:style-name="P4"/>
      <text:p text:style-name="P6"><text:s text:c="7"/><text:span text:style-name="T1">-ilme</text:span></text:p>
      <text:p text:style-name="P6"><text:s text:c="11"/><text:span text:style-name="T1">Группа поддержки в переплетении кодера (только MPEG-2 и MPEG-4). Используйте </text:span></text:p>
      <text:p text:style-name="P6"><text:s text:c="11"/><text:span text:style-name="T1">эту опцию, если входной файл с чересстрочной разверткой или вы хотите сохранить </text:span></text:p>
      <text:p text:style-name="P6"><text:s text:c="11"/><text:span text:style-name="T1">чересстрочный формат с минимальными потерями. Альтернативой является </text:span></text:p>
      <text:p text:style-name="P6"><text:s text:c="11"/><text:span text:style-name="T1">деинтерлейсинг входного потока с -deinterlace, но деинтерлейсинга </text:span></text:p>
      <text:p text:style-name="P6"><text:s text:c="11"/><text:span text:style-name="T1">вводит потерь. </text:span></text:p>
      <text:p text:style-name="P4"/>
      <text:p text:style-name="P6"><text:s text:c="7"/><text:span text:style-name="T1">-psnr </text:span></text:p>
      <text:p text:style-name="P6"><text:s text:c="11"/><text:span text:style-name="T1">Рассчитать PSNR сжатого кадра. </text:span></text:p>
      <text:p text:style-name="P4"/>
      <text:p text:style-name="P6"><text:s text:c="7"/><text:span text:style-name="T1">-vstats </text:span></text:p>
      <text:p text:style-name="P6"><text:s text:c="11"/><text:span text:style-name="T1">Дамп кодирования видео статистики vstats_HHMMSS.log. </text:span></text:p>
      <text:p text:style-name="P4"/>
      <text:p text:style-name="P6"><text:s text:c="7"/><text:span text:style-name="T1">-vstats_file файл </text:span></text:p>
      <text:p text:style-name="P6"><text:s text:c="11"/><text:span text:style-name="T1">Дамп кодирования видео статистики в файл. </text:span></text:p>
      <text:p text:style-name="P4"/>
      <text:p text:style-name="P6"><text:s text:c="7"/><text:span text:style-name="T1">-top N </text:span></text:p>
      <text:p text:style-name="P6"><text:s text:c="11"/><text:span text:style-name="T1">вверху = 1/bottom = 0/auto =- 1 поле первое </text:span></text:p>
      <text:p text:style-name="P4"/>
      <text:p text:style-name="P6"><text:s text:c="7"/><text:span text:style-name="T1">-dc точности </text:span></text:p>
      <text:p text:style-name="P6"><text:s text:c="11"/><text:span text:style-name="T1">Intra_dc_precision. </text:span></text:p>
      <text:p text:style-name="P4"/>
      <text:p text:style-name="P6"><text:s text:c="7"/><text:span text:style-name="T1">-vtag FourCC / теги </text:span></text:p>
      <text:p text:style-name="P6"><text:s text:c="11"/><text:span text:style-name="T1">Вызовите видео теги / FourCC. </text:span></text:p>
      <text:p text:style-name="P4"/>
      <text:p text:style-name="P6"><text:s text:c="7"/><text:span text:style-name="T1">-qphist </text:span></text:p>
      <text:p text:style-name="P6"><text:s text:c="11"/><text:span text:style-name="T1">Показать QP гистограммы. </text:span></text:p>
      <text:p text:style-name="P4"/>
      <text:p text:style-name="P6"><text:s text:c="7"/><text:span text:style-name="T1">-vbsf bitstream_filter </text:span></text:p>
      <text:p text:style-name="P6"><text:s text:c="11"/><text:span text:style-name="T1">Bitstream_filter являются:</text:span></text:p>
      <text:p text:style-name="P4"/>
      <text:p text:style-name="P6"><text:s text:c="22"/><text:span text:style-name="T1">dump_extra</text:span></text:p>
      <text:p text:style-name="P6"><text:s text:c="22"/><text:span text:style-name="T1">remove_extra </text:span></text:p>
      <text:p text:style-name="P6"><text:s text:c="22"/><text:span text:style-name="T1">noise</text:span></text:p>
      <text:p text:style-name="P6"><text:s text:c="22"/><text:span text:style-name="T1">h264_mp4toannexb </text:span></text:p>
      <text:p text:style-name="P6"><text:s text:c="22"/><text:span text:style-name="T1">imxdump</text:span></text:p>
      <text:p text:style-name="P6"><text:s text:c="22"/><text:span text:style-name="T1">mjpegadump </text:span></text:p>
      <text:p text:style-name="P4"/>
      <text:p text:style-name="P6"><text:s text:c="19"/><text:span text:style-name="T1">ffmpeg -i h264.mp4 -vcodec copy -vbsf h264_mp4toannexb -an out.h264 </text:span></text:p>
      <text:p text:style-name="P4"/>
      <text:p text:style-name="P6"><text:s text:c="7"/><text:span text:style-name="T1">*Аудио Функции* </text:span></text:p>
      <text:p text:style-name="P4"/>
      <text:p text:style-name="P6"><text:s text:c="7"/><text:span text:style-name="T1">-aframes aframes </text:span></text:p>
      <text:p text:style-name="P6"><text:s text:c="11"/><text:span text:style-name="T1">Установить число кадров аудио записи. </text:span></text:p>
      <text:p text:style-name="P4"><text:soft-page-break/></text:p>
      <text:p text:style-name="P6"><text:s text:c="7"/><text:span text:style-name="T1">-ar частота </text:span></text:p>
      <text:p text:style-name="P6"><text:s text:c="11"/><text:span text:style-name="T1">Установите частоту дискретизации звука (по умолчанию = 44100 Гц). </text:span></text:p>
      <text:p text:style-name="P4"/>
      <text:p text:style-name="P6"><text:s text:c="7"/><text:span text:style-name="T1">-ab битрейт </text:span></text:p>
      <text:p text:style-name="P6"><text:s text:c="11"/><text:span text:style-name="T1">Установить аудио битрейт в бит / с (по умолчанию = 64K). </text:span></text:p>
      <text:p text:style-name="P4"/>
      <text:p text:style-name="P6"><text:s text:c="7"/><text:span text:style-name="T1">-aq Q </text:span></text:p>
      <text:p text:style-name="P6"><text:s text:c="11"/><text:span text:style-name="T1">Установите качество звука (кодек конкретных, VBR). </text:span></text:p>
      <text:p text:style-name="P4"/>
      <text:p text:style-name="P6"><text:s text:c="7"/><text:span text:style-name="T1">-ac каналы </text:span></text:p>
      <text:p text:style-name="P6"><text:s text:c="11"/><text:span text:style-name="T1">Установите число аудио каналов (по умолчанию = 1). </text:span></text:p>
      <text:p text:style-name="P4"/>
      <text:p text:style-name="P6"><text:s text:c="7"/><text:span text:style-name="T1">-an Отключить запись звука. </text:span></text:p>
      <text:p text:style-name="P4"/>
      <text:p text:style-name="P6"><text:s text:c="7"/><text:span text:style-name="T1">-acodec кодек </text:span></text:p>
      <text:p text:style-name="P6"><text:s text:c="11"/><text:span text:style-name="T1">Группа аудио кодек для кодека. Используйте "copy" особое значение для указания </text:span></text:p>
      <text:p text:style-name="P6"><text:s text:c="11"/><text:span text:style-name="T1">что RAW Codec данные должны быть скопированы, как есть. </text:span></text:p>
      <text:p text:style-name="P4"/>
      <text:p text:style-name="P6"><text:s text:c="7"/><text:span text:style-name="T1">-newaudio </text:span></text:p>
      <text:p text:style-name="P6"><text:s text:c="11"/><text:span text:style-name="T1">Добавить новую звуковую дорожку в выходной файл. Если вы хотите задать </text:span></text:p>
      <text:p text:style-name="P6"><text:s text:c="11"/><text:span text:style-name="T1">параметров, сделать это до надо примерно так: "-newaudio" ("-acodec", "-ab" и т.д..). </text:span></text:p>
      <text:p text:style-name="P4"/>
      <text:p text:style-name="P6"><text:s text:c="11"/><text:span text:style-name="T1">Отображение будет сделано автоматически, если количество выходных потоков </text:span></text:p>
      <text:p text:style-name="P6"><text:s text:c="11"/><text:span text:style-name="T1">равна числу входных потоков, иначе он будет выбирать до первого совпадения.</text:span></text:p>
      <text:p text:style-name="P6"><text:s text:c="11"/><text:span text:style-name="T1">Вы можете изменить отображение с помощью "-map" </text:span></text:p>
      <text:p text:style-name="P6"><text:s text:c="11"/><text:span text:style-name="T1">как обычно. </text:span></text:p>
      <text:p text:style-name="P4"/>
      <text:p text:style-name="P6"><text:s text:c="11"/><text:span text:style-name="T1">Пример: </text:span></text:p>
      <text:p text:style-name="P4"/>
      <text:p text:style-name="P6"><text:s text:c="19"/><text:span text:style-name="T1">FFmpeg -i file.mpg -vcodec copy -acodec AC3 -ab 384k test.mpg -acodec MP2 </text:span></text:p>
      <text:p text:style-name="P6"><text:s text:c="19"/><text:span text:style-name="T1">-ab 192K -newaudio </text:span></text:p>
      <text:p text:style-name="P4"/>
      <text:p text:style-name="P6"><text:s text:c="7"/><text:span text:style-name="T1">-alang-код </text:span></text:p>
      <text:p text:style-name="P6"><text:s text:c="11"/><text:span text:style-name="T1">Установите ISO 639 код языка (3 буквы) текущего аудио </text:span></text:p>
      <text:p text:style-name="P6"><text:s text:c="11"/><text:span text:style-name="T1">поток. </text:span></text:p>
      <text:p text:style-name="P4"/>
      <text:p text:style-name="P6"><text:s text:c="7"/><text:span text:style-name="T1">Advanced Audio вариантов: </text:span></text:p>
      <text:p text:style-name="P4"/>
      <text:p text:style-name="P6"><text:s text:c="7"/><text:span text:style-name="T1">-atag FourCC / теги </text:span></text:p>
      <text:p text:style-name="P6"><text:s text:c="11"/><text:span text:style-name="T1">Группа тэг аудио / FourCC. </text:span></text:p>
      <text:p text:style-name="P4"/>
      <text:p text:style-name="P6"><text:s text:c="7"/><text:span text:style-name="T1">-absf bitstream_filter </text:span></text:p>
      <text:p text:style-name="P6"><text:s text:c="11"/><text:span text:style-name="T1">Bitstream_filter являются:</text:span></text:p>
      <text:p text:style-name="P4"/>
      <text:p text:style-name="P6"><text:s text:c="27"/><text:span text:style-name="T1">dump_extra</text:span></text:p>
      <text:p text:style-name="P6"><text:s text:c="27"/><text:span text:style-name="T1">remove_extra </text:span></text:p>
      <text:p text:style-name="P6"><text:s text:c="27"/><text:span text:style-name="T1">noise</text:span></text:p>
      <text:p text:style-name="P6"><text:s text:c="27"/><text:span text:style-name="T1">mp3comp</text:span></text:p>
      <text:p text:style-name="P6"><text:s text:c="27"/><text:span text:style-name="T1">mp3decomp</text:span></text:p>
      <text:p text:style-name="P4"/>
      <text:p text:style-name="P6"><text:soft-page-break/><text:s text:c="7"/><text:span text:style-name="T1">Добавлены возможности: </text:span></text:p>
      <text:p text:style-name="P4"/>
      <text:p text:style-name="P6"><text:s text:c="7"/><text:span text:style-name="T1">-scodec </text:span></text:p>
      <text:p text:style-name="P6"><text:s text:c="11"/><text:span text:style-name="T1">Группа кодеков субтитров ("copy", чтобы скопировать поток). </text:span></text:p>
      <text:p text:style-name="P4"/>
      <text:p text:style-name="P6"><text:s text:c="7"/><text:span text:style-name="T1">-newsubtitle </text:span></text:p>
      <text:p text:style-name="P6"><text:s text:c="11"/><text:span text:style-name="T1">Добавить новый поток субтитров на текущий выходной поток. </text:span></text:p>
      <text:p text:style-name="P4"/>
      <text:p text:style-name="P6"><text:s text:c="7"/><text:span text:style-name="T1">-alang код </text:span></text:p>
      <text:p text:style-name="P6"><text:s text:c="11"/><text:span text:style-name="T1">Установите ISO 639 код языка (3 буквы) из текущей строки </text:span></text:p>
      <text:p text:style-name="P6"><text:s text:c="11"/><text:span text:style-name="T1">потока. </text:span></text:p>
      <text:p text:style-name="P4"/>
      <text:p text:style-name="P6"><text:s text:c="7"/><text:span text:style-name="T1">-sn Отключение записи субтитров.</text:span></text:p>
      <text:p text:style-name="P4"/>
      <text:p text:style-name="P6"><text:s text:c="7"/><text:span text:style-name="T1">-sbsf bitstream_filter </text:span></text:p>
      <text:p text:style-name="P6"><text:s text:c="11"/><text:span text:style-name="T1">Bitstream_filer являются:</text:span></text:p>
      <text:p text:style-name="P4"/>
      <text:p text:style-name="P6"><text:s text:c="28"/><text:span text:style-name="T1">mov2textsub</text:span></text:p>
      <text:p text:style-name="P6"><text:s text:c="28"/><text:span text:style-name="T1">text2movsub </text:span></text:p>
      <text:p text:style-name="P4"/>
      <text:p text:style-name="P6"><text:s text:c="19"/><text:span text:style-name="T1">_ffmpeg -i file.mov -an -vn -sbsf mov2textsub -scodec copy -f rawvideo sub.txt_ </text:span></text:p>
      <text:p text:style-name="P4"/>
      <text:p text:style-name="P6"><text:s text:c="6"/><text:span text:style-name="T1">* Аудио / Видео варианты захвата* </text:span></text:p>
      <text:p text:style-name="P4"/>
      <text:p text:style-name="P6"><text:s text:c="7"/><text:span text:style-name="T1">-vc канал </text:span></text:p>
      <text:p text:style-name="P6"><text:s text:c="11"/><text:span text:style-name="T1">Установить канал видео захвата <text:s/>(только DV1394). </text:span></text:p>
      <text:p text:style-name="P4"/>
      <text:p text:style-name="P6"><text:s text:c="7"/><text:span text:style-name="T1">-tvstd стандарт </text:span></text:p>
      <text:p text:style-name="P6"><text:s text:c="11"/><text:span text:style-name="T1">Установите телевизионный стандарт (NTSC, PAL (SECAM)). </text:span></text:p>
      <text:p text:style-name="P4"/>
      <text:p text:style-name="P6"><text:s text:c="7"/><text:span text:style-name="T1">-isync </text:span></text:p>
      <text:p text:style-name="P6"><text:s text:c="11"/><text:span text:style-name="T1">Синхронизация читать на входе. </text:span></text:p>
      <text:p text:style-name="P4"/>
      <text:p text:style-name="P6"><text:s text:c="6"/><text:span text:style-name="T1">* Дополнительные параметры:*</text:span></text:p>
      <text:p text:style-name="P4"/>
      <text:p text:style-name="P6"><text:s text:c="7"/><text:span text:style-name="T1">-map input_stream_id [: sync_stream_id] </text:span></text:p>
      <text:p text:style-name="P6"><text:s text:c="11"/><text:span text:style-name="T1">Установить поток отображение входных потоков в выходные потоки. Просто enu </text:span></text:p>
      <text:p text:style-name="P6"><text:s text:c="11"/><text:span text:style-name="T1">merate входных потоков в порядке, вы хотите их на выходе. </text:span></text:p>
      <text:p text:style-name="P6"><text:s text:c="11"/><text:span text:style-name="T1">sync_stream_id если указанные множества входного потока для синхронизации против. </text:span></text:p>
      <text:p text:style-name="P4"/>
      <text:p text:style-name="P6"><text:s text:c="7"/><text:span text:style-name="T1">-map_meta_data OUTFILE: INFILE </text:span></text:p>
      <text:p text:style-name="P6"><text:s text:c="11"/><text:span text:style-name="T1">Перенос мета-данных информации от INFILE в OUTFILE. </text:span></text:p>
      <text:p text:style-name="P4"/>
      <text:p text:style-name="P6"><text:s text:c="7"/><text:span text:style-name="T1">-debug </text:span></text:p>
      <text:p text:style-name="P6"><text:s text:c="11"/><text:span text:style-name="T1">Печатать конкретную информацию отладки. </text:span></text:p>
      <text:p text:style-name="P4"/>
      <text:p text:style-name="P6"><text:s text:c="7"/><text:span text:style-name="T1">-benchmark </text:span></text:p>
      <text:p text:style-name="P6"><text:s text:c="11"/><text:span text:style-name="T1">Показать сравнения информации в конце кодирования. Показывает процессор</text:span></text:p>
      <text:p text:style-name="P6"><text:s text:c="11"/><text:span text:style-name="T1">время используются и максимальное потребление памяти. Максимальный объем памяти потребления, </text:span></text:p>
      <text:p text:style-name="P6"><text:s text:c="11"/><text:span text:style-name="T1">(не поддерживается на всех системах). Если он не поддерживается выдается как 0.</text:span></text:p>
      <text:p text:style-name="P4"/>
      <text:p text:style-name="P6"><text:soft-page-break/><text:s text:c="7"/><text:span text:style-name="T1">-dump</text:span></text:p>
      <text:p text:style-name="P6"><text:s text:c="11"/><text:span text:style-name="T1">Дамп каждого входного пакета. </text:span></text:p>
      <text:p text:style-name="P4"/>
      <text:p text:style-name="P6"><text:s text:c="7"/><text:span text:style-name="T1">-hex </text:span></text:p>
      <text:p text:style-name="P6"><text:s text:c="11"/><text:span text:style-name="T1">Используется когда нужен сброс пакетов, а также свалки полезной нагрузки. </text:span></text:p>
      <text:p text:style-name="P4"/>
      <text:p text:style-name="P6"><text:s text:c="7"/><text:span text:style-name="T1">-bitexact </text:span></text:p>
      <text:p text:style-name="P6"><text:s text:c="11"/><text:span text:style-name="T1">Используется только немного точные алгоритмы для тестирования кодека. </text:span></text:p>
      <text:p text:style-name="P4"/>
      <text:p text:style-name="P6"><text:s text:c="7"/><text:span text:style-name="T1">-ps Размер </text:span></text:p>
      <text:p text:style-name="P6"><text:s text:c="11"/><text:span text:style-name="T1">Установить RTP размер полезной нагрузки в байтах. </text:span></text:p>
      <text:p text:style-name="P4"/>
      <text:p text:style-name="P6"><text:s text:c="7"/><text:span text:style-name="T1">-re </text:span></text:p>
      <text:p text:style-name="P6"><text:s text:c="11"/><text:span text:style-name="T1">Читать ввод в родной частоте кадров. Главным образом использовано для имитации захвата </text:span></text:p>
      <text:p text:style-name="P6"><text:s text:c="11"/><text:span text:style-name="T1">устройства. </text:span></text:p>
      <text:p text:style-name="P4"/>
      <text:p text:style-name="P6"><text:s text:c="7"/><text:span text:style-name="T1">-loop_input </text:span></text:p>
      <text:p text:style-name="P6"><text:s text:c="11"/><text:span text:style-name="T1">Цикл для входного потока. В настоящее время он работает только для потоков</text:span></text:p>
      <text:p text:style-name="P6"><text:s text:c="11"/><text:span text:style-name="T1">изображений. Эта опция используется для автоматического тестирования ffserver. </text:span></text:p>
      <text:p text:style-name="P4"/>
      <text:p text:style-name="P6"><text:s text:c="7"/><text:span text:style-name="T1">-loop_output number_of_times </text:span></text:p>
      <text:p text:style-name="P6"><text:s text:c="11"/><text:span text:style-name="T1">Неоднократные петли выхода для форматов, которые поддерживают циклы, таких как </text:span></text:p>
      <text:p text:style-name="P6"><text:s text:c="11"/><text:span text:style-name="T1">аминирование GIF (0 будет петли выхода бесконечно). </text:span></text:p>
      <text:p text:style-name="P4"/>
      <text:p text:style-name="P6"><text:s text:c="7"/><text:span text:style-name="T1">-threads кол </text:span></text:p>
      <text:p text:style-name="P6"><text:s text:c="11"/><text:span text:style-name="T1">Нити </text:span></text:p>
      <text:p text:style-name="P4"/>
      <text:p text:style-name="P6"><text:s text:c="7"/><text:span text:style-name="T1">-vSync параметр </text:span></text:p>
      <text:p text:style-name="P6"><text:s text:c="11"/><text:span text:style-name="T1">Видео метод синхронизации:</text:span></text:p>
      <text:p text:style-name="P6"><text:s text:c="11"/><text:span text:style-name="T1">0 Каждый кадр и его метка передается от демультиплексора на мультиплексор </text:span></text:p>
      <text:p text:style-name="P6"><text:s text:c="11"/><text:span text:style-name="T1">1 Кадры будут дублироваться и выбрасываться для достижения постоянной частоты кадров. <text:s/></text:span></text:p>
      <text:p text:style-name="P6"><text:s text:c="11"/><text:span text:style-name="T1">2 <text:s text:c="2"/>Кадры проходят через свои метки или выбрасываются чтобы предотвратить прохождение 2х </text:span></text:p>
      <text:p text:style-name="P6"><text:s text:c="12"/><text:span text:style-name="T1">кадров через одну метку. </text:span></text:p>
      <text:p text:style-name="P6"><text:s text:c="10"/><text:span text:style-name="T1">-1 <text:s/>Выбирает между 1 и 2 в зависимости от возможностей мультиплексора</text:span></text:p>
      <text:p text:style-name="P4"/>
      <text:p text:style-name="P6"><text:s text:c="7"/><text:span text:style-name="T1">-map</text:span></text:p>
      <text:p text:style-name="P6"><text:s text:c="11"/><text:span text:style-name="T1">Вы можете выбрать, из которого потока метки и они должны быть </text:span></text:p>
      <text:p text:style-name="P6"><text:s text:c="11"/><text:span text:style-name="T1">приняты. Вы можете оставить либо видео или аудио без изменений и синхронизации </text:span></text:p>
      <text:p text:style-name="P6"><text:s text:c="11"/><text:span text:style-name="T1">остальные поток (ов) к неизменным. </text:span></text:p>
      <text:p text:style-name="P4"/>
      <text:p text:style-name="P6"><text:s text:c="7"/><text:span text:style-name="T1">-async samples_per_second</text:span></text:p>
      <text:p text:style-name="P6"><text:s text:c="11"/><text:span text:style-name="T1">Аудио метод синхронизации."Расширяет / сжимает" аудио поток в сеансе метки, </text:span></text:p>
      <text:p text:style-name="P6"><text:s text:c="11"/><text:span text:style-name="T1">значение максимального количества отсчетов в секунду, в которые звук изменялся.</text:span></text:p>
      <text:p text:style-name="P6"><text:s text:c="10"/><text:span text:style-name="T1">-async 1 является частным случаем, где меняется только начальный аудио поток без </text:span></text:p>
      <text:p text:style-name="P6"><text:s text:c="11"/><text:span text:style-name="T1">каких-либо последующих изменений</text:span></text:p>
      <text:p text:style-name="P4"><text:soft-page-break/></text:p>
      <text:p text:style-name="P6"><text:s text:c="7"/><text:span text:style-name="T1">-copyts </text:span></text:p>
      <text:p text:style-name="P6"><text:s text:c="11"/><text:span text:style-name="T1">Копировать метки от входа до выхода. </text:span></text:p>
      <text:p text:style-name="P4"/>
      <text:p text:style-name="P6"><text:s text:c="7"/><text:span text:style-name="T1">-shortest </text:span></text:p>
      <text:p text:style-name="P6"><text:s text:c="11"/><text:span text:style-name="T1">Готово кодировку при кратчайшие входного потока заканчивается. </text:span></text:p>
      <text:p text:style-name="P4"/>
      <text:p text:style-name="P6"><text:s text:c="7"/><text:span text:style-name="T1">-dts_delta_threshold </text:span></text:p>
      <text:p text:style-name="P6"><text:s text:c="11"/><text:span text:style-name="T1">Timestamp разрыва дельта порога. </text:span></text:p>
      <text:p text:style-name="P4"/>
      <text:p text:style-name="P6"><text:s text:c="7"/><text:span text:style-name="T1">-muxdelay секунд </text:span></text:p>
      <text:p text:style-name="P6"><text:s text:c="11"/><text:span text:style-name="T1">Установить максимальную задержку демультиплексированием-декодирования. </text:span></text:p>
      <text:p text:style-name="P4"/>
      <text:p text:style-name="P6"><text:s text:c="7"/><text:span text:style-name="T1">-muxpreload секунд </text:span></text:p>
      <text:p text:style-name="P6"><text:s text:c="11"/><text:span text:style-name="T1">Установить начальную задержку демультиплексированием-декодирования. </text:span></text:p>
      <text:p text:style-name="P4"/>
      <text:p text:style-name="P6"><text:s text:c="7"/><text:span text:style-name="T1">-current файлов </text:span></text:p>
      <text:p text:style-name="P4"/>
      <text:p text:style-name="P6"><text:s text:c="7"/><text:span text:style-name="T1">Заданный файл содержит последовательность пары параметр = значение , по одному для каждой </text:span></text:p>
      <text:p text:style-name="P6"><text:s text:c="7"/><text:span text:style-name="T1">линии, с указанием последовательности вариантов, которые бы неудобно ложились</text:span></text:p>
      <text:p text:style-name="P6"><text:s text:c="7"/><text:span text:style-name="T1">в командной строке. Строки, начинающиеся с символа ('#') хэш </text:span></text:p>
      <text:p text:style-name="P6"><text:s text:c="7"/><text:span text:style-name="T1">игнорируются и используются для комментариев. Проверьте ffpresets </text:span></text:p>
      <text:p text:style-name="P6"><text:s text:c="7"/><text:span text:style-name="T1">каталога в дереве FFmpeg источник примеров. </text:span></text:p>
      <text:p text:style-name="P4"/>
      <text:p text:style-name="P6"><text:s text:c="7"/><text:span text:style-name="T1">Текущих файлов указаны с "vpre", "apre", "spre", и "fpre" </text:span></text:p>
      <text:p text:style-name="P6"><text:s text:c="7"/><text:span text:style-name="T1">варианты. "Fpre" опция имеет имя файла из предустановленных вместо </text:span></text:p>
      <text:p text:style-name="P6"><text:s text:c="7"/><text:span text:style-name="T1">имя шаблона в качестве входных данных и может быть использован для любого вида кодека. Для </text:span></text:p>
      <text:p text:style-name="P6"><text:s text:c="7"/><text:span text:style-name="T1">"Vpre", "apre", и "spre" опции, параметры, указанные в заданном </text:span></text:p>
      <text:p text:style-name="P6"><text:s text:c="7"/><text:span text:style-name="T1">файл применяются для выбранного кодека же типа, </text:span></text:p>
      <text:p text:style-name="P6"><text:s text:c="7"/><text:span text:style-name="T1">заданной опции. </text:span></text:p>
      <text:p text:style-name="P4"/>
      <text:p text:style-name="P6"><text:s text:c="7"/><text:span text:style-name="T1">Аргумент, передаваемый "vpre", "apre", и "spre" предустановленных параметров </text:span></text:p>
      <text:p text:style-name="P6"><text:s text:c="7"/><text:span text:style-name="T1">определяет заданный файл для использования в соответствии со следующими правилами: </text:span></text:p>
      <text:p text:style-name="P4"/>
      <text:p text:style-name="P6"><text:s text:c="7"/><text:span text:style-name="T1">Первый FFmpeg поиск файла с именем arg.ffpreset в каталогах </text:span></text:p>
      <text:p text:style-name="P6"><text:s text:c="7"/><text:span text:style-name="T1">$ HOME / .ffmpeg, и в DATADIR определены во время конфигурации (обычно- </text:span></text:p>
      <text:p text:style-name="P6"><text:s text:c="7"/><text:span text:style-name="T1">союзника PREFIX / доли / FFmpeg) в таком порядке. Например, если аргумент </text:span></text:p>
      <text:p text:style-name="P6"><text:s text:c="7"/><text:span text:style-name="T1">является "libx264-макс", он будет искать файл libx264-max.ffpreset. </text:span></text:p>
      <text:p text:style-name="P4"/>
      <text:p text:style-name="P6"><text:s text:c="7"/><text:span text:style-name="T1">Если такой файл найден, то FFmpeg будет искать файл с именем </text:span></text:p>
      <text:p text:style-name="P6"><text:s text:c="7"/><text:span text:style-name="T1">codec_name-arg.ffpreset в вышеупомянутых каталогов, где </text:span></text:p>
      <text:p text:style-name="P6"><text:s text:c="7"/><text:span text:style-name="T1">codec_name это название кодека для которых предустановленных параметров файла </text:span></text:p>
      <text:p text:style-name="P6"><text:s text:c="7"/><text:span text:style-name="T1">будет применяться. Например, если вы выбираете видео кодек </text:span></text:p>
      <text:p text:style-name="P6"><text:s text:c="7"/><text:span text:style-name="T1">"-Vcodec libx264" и использовать "vpre-макс", то он будет искать файл </text:span></text:p>
      <text:p text:style-name="P6"><text:s text:c="7"/><text:span text:style-name="T1">libx264-max.ffpreset. </text:span></text:p>
      <text:p text:style-name="P4"/>
      <text:p text:style-name="P6"><text:s text:c="7"/><text:span text:style-name="T1">@ Якорь {FFmpeg формула оценщика} </text:span></text:p>
      <text:p text:style-name="P4"/>
      <text:p text:style-name="P6"><text:s text:c="7"/><text:span text:style-name="T1">FFmpeg формула оценщика </text:span></text:p>
      <text:p text:style-name="P4"/>
      <text:p text:style-name="P6"><text:soft-page-break/><text:s text:c="7"/><text:span text:style-name="T1">При оценке строку контроля скорости, FFmpeg использует внутренние формулы </text:span></text:p>
      <text:p text:style-name="P6"><text:s text:c="7"/><text:span text:style-name="T1">по оценке. </text:span></text:p>
      <text:p text:style-name="P4"/>
      <text:p text:style-name="P6"><text:s text:c="7"/><text:span text:style-name="T1">Следующие бинарные операторы доступны: "+", "-", "*", "/", "^". </text:span></text:p>
      <text:p text:style-name="P4"/>
      <text:p text:style-name="P6"><text:s text:c="7"/><text:span text:style-name="T1">Следующие унарные операторы доступны: "+", "-", "(...)". </text:span></text:p>
      <text:p text:style-name="P4"/>
      <text:p text:style-name="P6"><text:s text:c="7"/><text:span text:style-name="T1">Следующие инструкции доступны: "LD", "ST", "а". </text:span></text:p>
      <text:p text:style-name="P4"/>
      <text:p text:style-name="P6"><text:s text:c="7"/><text:span text:style-name="T1">Доступны следующие функции: </text:span></text:p>
      <text:p text:style-name="P4"/>
      <text:p text:style-name="P6"><text:s text:c="7"/><text:span text:style-name="T1">Sinh (х) </text:span></text:p>
      <text:p text:style-name="P6"><text:s text:c="7"/><text:span text:style-name="T1">Cosh (х) </text:span></text:p>
      <text:p text:style-name="P6"><text:s text:c="7"/><text:span text:style-name="T1">Tanh (х) </text:span></text:p>
      <text:p text:style-name="P6"><text:s text:c="7"/><text:span text:style-name="T1">sin (х) </text:span></text:p>
      <text:p text:style-name="P6"><text:s text:c="7"/><text:span text:style-name="T1">COS (X) </text:span></text:p>
      <text:p text:style-name="P6"><text:s text:c="7"/><text:span text:style-name="T1">Тan (х) </text:span></text:p>
      <text:p text:style-name="P6"><text:s text:c="7"/><text:span text:style-name="T1">atan (х) </text:span></text:p>
      <text:p text:style-name="P6"><text:s text:c="7"/><text:span text:style-name="T1">asin (х) </text:span></text:p>
      <text:p text:style-name="P6"><text:s text:c="7"/><text:span text:style-name="T1">acos (х) </text:span></text:p>
      <text:p text:style-name="P6"><text:s text:c="7"/><text:span text:style-name="T1">ехр (х) </text:span></text:p>
      <text:p text:style-name="P6"><text:s text:c="7"/><text:span text:style-name="T1">log (х) </text:span></text:p>
      <text:p text:style-name="P6"><text:s text:c="7"/><text:span text:style-name="T1">abc (X) </text:span></text:p>
      <text:p text:style-name="P6"><text:s text:c="7"/><text:span text:style-name="T1">squish (х) </text:span></text:p>
      <text:p text:style-name="P6"><text:s text:c="7"/><text:span text:style-name="T1">gauss (х) </text:span></text:p>
      <text:p text:style-name="P6"><text:s text:c="7"/><text:span text:style-name="T1">mod (х, у) </text:span></text:p>
      <text:p text:style-name="P6"><text:s text:c="7"/><text:span text:style-name="T1">mах (х, у) </text:span></text:p>
      <text:p text:style-name="P6"><text:s text:c="7"/><text:span text:style-name="T1">мin (х, у) </text:span></text:p>
      <text:p text:style-name="P6"><text:s text:c="7"/><text:span text:style-name="T1">eq (х, у) </text:span></text:p>
      <text:p text:style-name="P6"><text:s text:c="7"/><text:span text:style-name="T1">gte (х, у) </text:span></text:p>
      <text:p text:style-name="P6"><text:s text:c="7"/><text:span text:style-name="T1">gt (х, у) </text:span></text:p>
      <text:p text:style-name="P6"><text:s text:c="7"/><text:span text:style-name="T1">lte (х, у) </text:span></text:p>
      <text:p text:style-name="P6"><text:s text:c="7"/><text:span text:style-name="T1">lt (х, у) </text:span></text:p>
      <text:p text:style-name="P6"><text:s text:c="7"/><text:span text:style-name="T1">bits2qp (биты) </text:span></text:p>
      <text:p text:style-name="P6"><text:s text:c="7"/><text:span text:style-name="T1">qp2bits (QP) </text:span></text:p>
      <text:p text:style-name="P4"/>
      <text:p text:style-name="P6"><text:s text:c="7"/><text:span text:style-name="T1">Следующие константы доступны: </text:span></text:p>
      <text:p text:style-name="P6"><text:s text:c="7"/><text:span text:style-name="T1">PI</text:span></text:p>
      <text:p text:style-name="P6"><text:s text:c="7"/><text:span text:style-name="T1">E</text:span></text:p>
      <text:p text:style-name="P6"><text:s text:c="7"/><text:span text:style-name="T1">iTex</text:span></text:p>
      <text:p text:style-name="P6"><text:s text:c="7"/><text:span text:style-name="T1">pTex</text:span></text:p>
      <text:p text:style-name="P6"><text:s text:c="7"/><text:span text:style-name="T1">tex</text:span></text:p>
      <text:p text:style-name="P6"><text:s text:c="7"/><text:span text:style-name="T1">mv</text:span></text:p>
      <text:p text:style-name="P6"><text:s text:c="7"/><text:span text:style-name="T1">fCode</text:span></text:p>
      <text:p text:style-name="P6"><text:s text:c="7"/><text:span text:style-name="T1">iCount</text:span></text:p>
      <text:p text:style-name="P6"><text:s text:c="7"/><text:span text:style-name="T1">mcVar</text:span></text:p>
      <text:p text:style-name="P6"><text:s text:c="7"/><text:span text:style-name="T1">var</text:span></text:p>
      <text:p text:style-name="P6"><text:s text:c="7"/><text:span text:style-name="T1">isI</text:span></text:p>
      <text:p text:style-name="P6"><text:s text:c="7"/><text:span text:style-name="T1">isP</text:span></text:p>
      <text:p text:style-name="P6"><text:s text:c="7"/><text:span text:style-name="T1">isB</text:span></text:p>
      <text:p text:style-name="P6"><text:s text:c="7"/><text:span text:style-name="T1">avgQP</text:span></text:p>
      <text:p text:style-name="P6"><text:s text:c="7"/><text:span text:style-name="T1">qComp</text:span></text:p>
      <text:p text:style-name="P6"><text:s text:c="7"/><text:span text:style-name="T1">avgIITex</text:span></text:p>
      <text:p text:style-name="P6"><text:s text:c="7"/><text:span text:style-name="T1">avgPITex</text:span></text:p>
      <text:p text:style-name="P6"><text:s text:c="7"/><text:span text:style-name="T1">avgPPTex</text:span></text:p>
      <text:p text:style-name="P6"><text:s text:c="7"/><text:span text:style-name="T1">avgBPTex</text:span></text:p>
      <text:p text:style-name="P6"><text:soft-page-break/><text:s text:c="7"/><text:span text:style-name="T1">avgTex</text:span></text:p>
      <text:p text:style-name="P4"/>
      <text:p text:style-name="P5">ПРИМЕРЫ </text:p>
      <text:p text:style-name="P6"><text:s text:c="7"/><text:span text:style-name="T1">Видео и аудио захвата </text:span></text:p>
      <text:p text:style-name="P4"/>
      <text:p text:style-name="P6"><text:s text:c="7"/><text:span text:style-name="T1">FFmpeg можете захватить видео и аудио с устройств при условии, что вы укажете </text:span></text:p>
      <text:p text:style-name="P6"><text:s text:c="7"/><text:span text:style-name="T1">Формат входных и устройства. </text:span></text:p>
      <text:p text:style-name="P4"/>
      <text:p text:style-name="P6"><text:s text:c="15"/><text:span text:style-name="T1">ffmpeg -f OSS -i /dev/DSP -f video4linux2 -i /dev/video0 /tmp/out.mpg </text:span></text:p>
      <text:p text:style-name="P4"/>
      <text:p text:style-name="P6"><text:s text:c="7"/><text:span text:style-name="T1">Обратите внимание, что вы должны активировать права источника видеосигнала и канала до </text:span></text:p>
      <text:p text:style-name="P6"><text:s text:c="7"/><text:span text:style-name="T1">запуск ffmpeg с любой телезритель, таких как XawTV (&lt;http://linux.byte- </text:span></text:p>
      <text:p text:style-name="P6"><text:s text:c="7"/><text:span text:style-name="T1">sex.org / XawTV /&gt;) Герд Knorr. Вы также должны установить аудио записей </text:span></text:p>
      <text:p text:style-name="P6"><text:s text:c="7"/><text:span text:style-name="T1">ING уровнях правильно с стандартного микшера. </text:span></text:p>
      <text:p text:style-name="P4"/>
      <text:p text:style-name="P6"><text:s text:c="7"/><text:span text:style-name="T1">X11 захвата </text:span></text:p>
      <text:p text:style-name="P4"/>
      <text:p text:style-name="P6"><text:s text:c="7"/><text:span text:style-name="T1">FFmpeg можете получить X11 просмотров. </text:span></text:p>
      <text:p text:style-name="P4"/>
      <text:p text:style-name="P6"><text:s text:c="15"/><text:span text:style-name="T1">ffmpeg -f x11grab -х CIF -i: 0,0 /tmp/out.mpg </text:span></text:p>
      <text:p text:style-name="P4"/>
      <text:p text:style-name="P6"><text:s text:c="7"/><text:span text:style-name="T1">0,0 представляет display.screen номер вашего сервера X11, так же как DISPLAY </text:span></text:p>
      <text:p text:style-name="P6"><text:s text:c="7"/><text:span text:style-name="T1">Переменная среды. </text:span></text:p>
      <text:p text:style-name="P4"/>
      <text:p text:style-name="P6"><text:s text:c="15"/><text:span text:style-name="T1">ffmpeg -f x11grab -х CIF -i: 0.0 +10,20 /tmp/out.mpg </text:span></text:p>
      <text:p text:style-name="P4"/>
      <text:p text:style-name="P6"><text:s text:c="7"/><text:span text:style-name="T1">0,0 представляет display.screen номер вашего сервера X11, так же как DISPLAY </text:span></text:p>
      <text:p text:style-name="P6"><text:s text:c="7"/><text:span text:style-name="T1">Переменная среды. 10, X-смещение и 20 Y-смещение для </text:span></text:p>
      <text:p text:style-name="P6"><text:s text:c="7"/><text:span text:style-name="T1">захват. </text:span></text:p>
      <text:p text:style-name="P4"/>
      <text:p text:style-name="P6"><text:s text:c="7"/><text:span text:style-name="T1">Видео и аудио файлов формата преобразования </text:span></text:p>
      <text:p text:style-name="P4"/>
      <text:p text:style-name="P6"><text:s text:c="7"/><text:span text:style-name="T1">* FFmpeg можно использовать в любом из поддерживаемых форматов файлов и протоколов в качестве входных данных: </text:span></text:p>
      <text:p text:style-name="P4"/>
      <text:p text:style-name="P6"><text:s text:c="7"/><text:span text:style-name="T1">Примеры: </text:span></text:p>
      <text:p text:style-name="P4"/>
      <text:p text:style-name="P6"><text:s text:c="7"/><text:span text:style-name="T1">* Вы можете использовать YUV файлы в качестве входных данных: </text:span></text:p>
      <text:p text:style-name="P4"/>
      <text:p text:style-name="P6"><text:s text:c="15"/><text:span text:style-name="T1">ffmpeg -i /tmp/испытание% d.Y /tmp/out.mpg </text:span></text:p>
      <text:p text:style-name="P4"/>
      <text:p text:style-name="P6"><text:s text:c="7"/><text:span text:style-name="T1">Она будет использовать файлы: </text:span></text:p>
      <text:p text:style-name="P4"/>
      <text:p text:style-name="P6"><text:s text:c="15"/><text:span text:style-name="T1">/ Tmp/test0.Y, / tmp/test0.U, / tmp/test0.V, </text:span></text:p>
      <text:p text:style-name="P6"><text:s text:c="15"/><text:span text:style-name="T1">/ Tmp/test1.Y, / tmp/test1.U, / tmp/test1.V, и т.д. .. </text:span></text:p>
      <text:p text:style-name="P4"/>
      <text:p text:style-name="P6"><text:s text:c="7"/><text:span text:style-name="T1">У файлов использовать в два раза разрешение U и V файлов. Они сырья </text:span></text:p>
      <text:p text:style-name="P6"><text:s text:c="7"/><text:span text:style-name="T1">файлов, без заголовка. Они могут быть вызваны все порядочные видео </text:span></text:p>
      <text:p text:style-name="P6"><text:s text:c="7"/><text:span text:style-name="T1">декодеров. Вы должны указать размер изображения с S-вариант, если </text:span></text:p>
      <text:p text:style-name="P6"><text:s text:c="7"/><text:span text:style-name="T1">FFmpeg не может догадаться. </text:span></text:p>
      <text:p text:style-name="P4"/>
      <text:p text:style-name="P6"><text:s text:c="7"/><text:span text:style-name="T1">* Вы можете ввести от сырья файл YUV420P: </text:span></text:p>
      <text:p text:style-name="P4"/>
      <text:p text:style-name="P6"><text:s text:c="15"/><text:span text:style-name="T1">ffmpeg -i /tmp/test.yuv /tmp/out.avi </text:span></text:p>
      <text:p text:style-name="P4"/>
      <text:p text:style-name="P6"><text:soft-page-break/><text:s text:c="7"/><text:span text:style-name="T1">test.yuv это файл, содержащий сырья плоских YUV данных. Каждый кадр COM- </text:span></text:p>
      <text:p text:style-name="P6"><text:s text:c="7"/><text:span text:style-name="T1">поставленные в плоскости Y следуют U и V самолетов на половине вертикальной </text:span></text:p>
      <text:p text:style-name="P6"><text:s text:c="7"/><text:span text:style-name="T1">и горизонтальное разрешение. </text:span></text:p>
      <text:p text:style-name="P4"/>
      <text:p text:style-name="P6"><text:s text:c="7"/><text:span text:style-name="T1">* Вы можете вывести на сырье файл YUV420P: </text:span></text:p>
      <text:p text:style-name="P4"/>
      <text:p text:style-name="P6"><text:s text:c="15"/><text:span text:style-name="T1">ffmpeg -i mydivx.avi hugefile.yuv </text:span></text:p>
      <text:p text:style-name="P4"/>
      <text:p text:style-name="P6"><text:s text:c="7"/><text:span text:style-name="T1">* Вы можете установить несколько файлов входных и выходных файлов: </text:span></text:p>
      <text:p text:style-name="P4"/>
      <text:p text:style-name="P6"><text:s text:c="15"/><text:span text:style-name="T1">FFmpeg -i /tmp/a.wav -х 640x480 -i /tmp/a.yuv /tmp/a.mpg </text:span></text:p>
      <text:p text:style-name="P4"/>
      <text:p text:style-name="P6"><text:s text:c="7"/><text:span text:style-name="T1">Конвертирует аудио a.wav файл и сырья видео YUV файл a.yuv в MPEG </text:span></text:p>
      <text:p text:style-name="P6"><text:s text:c="7"/><text:span text:style-name="T1">файл a.mpg. </text:span></text:p>
      <text:p text:style-name="P4"/>
      <text:p text:style-name="P6"><text:s text:c="7"/><text:span text:style-name="T1">* Вы также можете сделать аудио-и видео-преобразования в то же время: </text:span></text:p>
      <text:p text:style-name="P4"/>
      <text:p text:style-name="P6"><text:s text:c="15"/><text:span text:style-name="T1">ffmpeg -i /tmp/a.wav -ar 22050 /tmp/a.mp2 </text:span></text:p>
      <text:p text:style-name="P4"/>
      <text:p text:style-name="P6"><text:s text:c="7"/><text:span text:style-name="T1">Преобразует a.wav аудио MPEG при частоте дискретизации 22050 Гц. </text:span></text:p>
      <text:p text:style-name="P4"/>
      <text:p text:style-name="P6"><text:s text:c="7"/><text:span text:style-name="T1">* Вы можете кодировать несколько форматов в то же время и определить карту- </text:span></text:p>
      <text:p text:style-name="P6"><text:s text:c="7"/><text:span text:style-name="T1">пинг из входного потока в выходной потоки: </text:span></text:p>
      <text:p text:style-name="P4"/>
      <text:p text:style-name="P6"><text:s text:c="15"/><text:span text:style-name="T1">ffmpeg -i /tmp/a.wav -ab 64k /tmp/a.mp2 -ab 128 /tmp/b.mp2 -map 0:0, 0:0 -map</text:span></text:p>
      <text:p text:style-name="P4"/>
      <text:p text:style-name="P6"><text:s text:c="7"/><text:span text:style-name="T1">Преобразует a.wav к a.mp2 при 64 кбит и b.mp2 в 128 кбит. '-map</text:span></text:p>
      <text:p text:style-name="P6"><text:s text:c="7"/><text:span text:style-name="T1">Файл: индекс "указывает, какие входного потока используется для каждого выхода </text:span></text:p>
      <text:p text:style-name="P6"><text:s text:c="7"/><text:span text:style-name="T1">поток, в целях определения выходных потоков. </text:span></text:p>
      <text:p text:style-name="P4"/>
      <text:p text:style-name="P6"><text:s text:c="7"/><text:span text:style-name="T1">* Вы можете перекодировать расшифрованы VOB-файлы: </text:span></text:p>
      <text:p text:style-name="P4"/>
      <text:p text:style-name="P6"><text:s text:c="15"/><text:span text:style-name="T1">ffmpeg -i snatch_1.vob -f AVI -vcodec MPEG4 -b 800к -g 300 -bf 2 -acodec libmp3lame -ab 128k snatch.avi </text:span></text:p>
      <text:p text:style-name="P4"/>
      <text:p text:style-name="P6"><text:s text:c="7"/><text:span text:style-name="T1">Это типичный пример копирования DVD; вход файл VOB, </text:span></text:p>
      <text:p text:style-name="P6"><text:s text:c="7"/><text:span text:style-name="T1">выходной файл AVI с MPEG-4 видео и MP3 аудио. Отметим, что в этом </text:span></text:p>
      <text:p text:style-name="P6"><text:s text:c="7"/><text:span text:style-name="T1">Команда используется B-кадрах так MPEG-4 поток DivX5 совместимы, и </text:span></text:p>
      <text:p text:style-name="P6"><text:s text:c="7"/><text:span text:style-name="T1">Республиканская партия размер составляет 300, что означает один внутри кадра каждые 10 секунд </text:span></text:p>
      <text:p text:style-name="P6"><text:s text:c="7"/><text:span text:style-name="T1">29.97fps видеовход. Кроме того, аудиопоток MP3-кодированных так </text:span></text:p>
      <text:p text:style-name="P6"><text:s text:c="7"/><text:span text:style-name="T1">Вам необходимо включить поддержку LAME, передав "- включить -libmp3lame" к </text:span></text:p>
      <text:p text:style-name="P6"><text:s text:c="7"/><text:span text:style-name="T1">настроить. Отображение особенно полезна для DVD транскодирования в </text:span></text:p>
      <text:p text:style-name="P6"><text:s text:c="7"/><text:span text:style-name="T1">получить желаемый язык аудио. </text:span></text:p>
      <text:p text:style-name="P4"/>
      <text:p text:style-name="P6"><text:s text:c="7"/><text:span text:style-name="T1">ПРИМЕЧАНИЕ: Чтобы увидеть поддерживаемых входных форматов, использование "FFmpeg-форматов". </text:span></text:p>
      <text:p text:style-name="P4"/>
      <text:p text:style-name="P6"><text:s text:c="7"/><text:span text:style-name="T1">* Вы можете извлекать изображения из видео, или создать видео из многих </text:span></text:p>
      <text:p text:style-name="P6"><text:s text:c="7"/><text:span text:style-name="T1">изображения: </text:span></text:p>
      <text:p text:style-name="P4"/>
      <text:p text:style-name="P6"><text:s text:c="7"/><text:span text:style-name="T1">Для извлечения изображений из видео: </text:span></text:p>
      <text:p text:style-name="P4"/>
      <text:p text:style-name="P6"><text:s text:c="15"/><text:span text:style-name="T1">ffmpeg -i foo.avi -r 1 -s WxH -f -image2 Foo% 03d.jpeg </text:span></text:p>
      <text:p text:style-name="P4"><text:soft-page-break/></text:p>
      <text:p text:style-name="P6"><text:s text:c="7"/><text:span text:style-name="T1">Это позволит извлечь один кадр в секунду из видео и будет </text:span></text:p>
      <text:p text:style-name="P6"><text:s text:c="7"/><text:span text:style-name="T1">Выход их в файлы с именем Foo-001.jpeg, Фу-002.jpeg и т.д. Изображения будут </text:span></text:p>
      <text:p text:style-name="P6"><text:s text:c="7"/><text:span text:style-name="T1">быть пересчитаны для подходят новые значения WxH. </text:span></text:p>
      <text:p text:style-name="P4"/>
      <text:p text:style-name="P6"><text:s text:c="7"/><text:span text:style-name="T1">Если вы хотите извлечь только ограниченное число кадров, можно использовать </text:span></text:p>
      <text:p text:style-name="P6"><text:s text:c="7"/><text:span text:style-name="T1">выше команды в сочетании с -vframes или -t вариант, или в ком- </text:span></text:p>
      <text:p text:style-name="P6"><text:s text:c="7"/><text:span text:style-name="T1">бинации <text:s/>-ss начать извлечение из определенный момент времени. </text:span></text:p>
      <text:p text:style-name="P4"/>
      <text:p text:style-name="P6"><text:s text:c="7"/><text:span text:style-name="T1">Для создания видео из многих изображений: </text:span></text:p>
      <text:p text:style-name="P4"/>
      <text:p text:style-name="P6"><text:s text:c="15"/><text:span text:style-name="T1">ffmpeg -f image2 -i -foo -%03d.jpeg -r 12 WxH foo.avi </text:span></text:p>
      <text:p text:style-name="P4"/>
      <text:p text:style-name="P6"><text:s text:c="7"/><text:span text:style-name="T1">Синтаксис "foo-03d.jpeg%" указывает на использование десятичной номер, состоящий </text:span></text:p>
      <text:p text:style-name="P6"><text:s text:c="7"/><text:span text:style-name="T1">из трех цифр дополняются нулями, чтобы выразить порядковый номер. Это </text:span></text:p>
      <text:p text:style-name="P6"><text:s text:c="7"/><text:span text:style-name="T1">это же синтаксис поддерживается функция Е С, но только форматы </text:span></text:p>
      <text:p text:style-name="P6"><text:s text:c="7"/><text:span text:style-name="T1">принимать нормальные целое подходят. </text:span></text:p>
      <text:p text:style-name="P4"/>
      <text:p text:style-name="P6"><text:s text:c="7"/><text:span text:style-name="T1">* Вы можете поместить много потоков того же типа, на выходе: </text:span></text:p>
      <text:p text:style-name="P4"/>
      <text:p text:style-name="P6"><text:s text:c="16"/><text:span text:style-name="T1">ffmpeg -i test1.avi -i test2.avi -vcodec copy -acodec copy -vcodec copy</text:span></text:p>
      <text:p text:style-name="P6"><text:s/><text:span text:style-name="T1">-acodec copy test12.avi -newvideo -newaudio</text:span></text:p>
      <text:p text:style-name="P4"/>
      <text:p text:style-name="P6"><text:s text:c="7"/><text:span text:style-name="T1">В дополнение к первым видео и аудио потоков, в результате выхода </text:span></text:p>
      <text:p text:style-name="P6"><text:s text:c="7"/><text:span text:style-name="T1">test12.avi файл будет содержать второе видео и второй аудио </text:span></text:p>
      <text:p text:style-name="P6"><text:s text:c="7"/><text:span text:style-name="T1">Поток найти в списке входных потоков. </text:span></text:p>
      <text:p text:style-name="P4"/>
      <text:p text:style-name="P6"><text:s text:c="7"/><text:span text:style-name="T1">"Newvideo", "-newaudio" и "-newsubtitle" варианты должны быть </text:span></text:p>
      <text:p text:style-name="P6"><text:s text:c="7"/><text:span text:style-name="T1">указанного сразу после имя выходного файла, в который вы </text:span></text:p>
      <text:p text:style-name="P6"><text:s text:c="7"/><text:span text:style-name="T1">хотите добавить их. </text:span></text:p>
      <text:p text:style-name="P4"/>
      <text:p text:style-name="P5">ТАКЖЕ </text:p>
      <text:p text:style-name="P6"><text:s text:c="7"/><text:span text:style-name="T1">ffserver (1), ffplay (1) и документации HTML из FFmpeg. </text:span></text:p>
      <text:p text:style-name="P4"/>
      <text:p text:style-name="P5">АВТОР </text:p>
      <text:p text:style-name="P6"><text:s text:c="7"/><text:span text:style-name="T1">Фабрицио Беллард </text:span></text:p>
      <text:p text:style-name="P5">ПЕРЕВОД </text:p>
      <text:p text:style-name="P6"><text:s text:c="7"/><text:span text:style-name="T1">Шимкус Cергей</text:span></text:p>
      <text:p text:style-name="P4"/>
      <text:p text:style-name="P3"><text:s text:c="34"/><text:span text:style-name="T1">2010-08-19 FFMPEG (1)</text:span></text:p>
      <text:p text:style-name="P7">Конвертация webm в gif:</text:p>
      <text:p text:style-name="P7"><text:span text:style-name="Emphasis"><text:span text:style-name="T2"><text:tab/>ffmpeg</text:span></text:span><text:span text:style-name="T2"> -i input.</text:span><text:span text:style-name="Emphasis"><text:span text:style-name="T2">webm</text:span></text:span><text:span text:style-name="T2"> -pix_fmt rgb24 output.</text:span><text:span text:style-name="Emphasis"><text:span text:style-name="T2">gif</text:span></text:span></text:p>
      <text:p text:style-name="P8"><text:span text:style-name="Emphasis"><text:span text:style-name="T3"/></text:span></text:p>
      <text:p text:style-name="P8"><text:span text:style-name="Emphasis"><text:span text:style-name="T5">Вытаскиваем дорожку из mp4 и конвертируем её в mp3:</text:span></text:span></text:p>
      <text:p text:style-name="P9"><text:span text:style-name="Emphasis"><text:span text:style-name="T2"><text:tab/></text:span></text:span><text:span text:style-name="Emphasis"><text:span text:style-name="Source_20_Text"><text:span text:style-name="T4">ffmpeg -i video.mp4 -b:a 192K -vn music.mp3</text:span></text:span></text:span></text:p>
      <text:p text:style-name="P7"><text:span text:style-name="Emphasis"><text:span text:style-name="T2"/></text:span></text:p>
      <text:p text:style-name="P11"><text:span text:style-name="Emphasis"><text:span text:style-name="T6">Поверните 90 по часовой стрелке:</text:span></text:span></text:p>
      <text:p text:style-name="P12"><text:span text:style-name="Source_20_Text"><text:span text:style-name="T8">ffmpeg -i </text:span></text:span><text:span text:style-name="Source_20_Text"><text:span text:style-name="T9">in</text:span></text:span><text:span text:style-name="Source_20_Text"><text:span text:style-name="T8">.mov -vf </text:span></text:span><text:span text:style-name="Source_20_Text"><text:span text:style-name="T10">"transpose=1"</text:span></text:span><text:span text:style-name="Source_20_Text"><text:span text:style-name="T8"> </text:span></text:span><text:span text:style-name="Source_20_Text"><text:span text:style-name="T9">out</text:span></text:span><text:span text:style-name="Source_20_Text"><text:span text:style-name="T8">.mov</text:span></text:span></text:p>
      <text:p text:style-name="P7"><text:span text:style-name="Emphasis"><text:span text:style-name="T6">Используйте </text:span></text:span><text:span text:style-name="Emphasis"><text:span text:style-name="Source_20_Text"><text:span text:style-name="T11">-vf "transpose=2,transpose=2"</text:span></text:span></text:span><text:span text:style-name="Emphasis"><text:span text:style-name="T7"> </text:span></text:span><text:span text:style-name="Emphasis"><text:span text:style-name="T6">для 180 градусов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Verdana, Tahoma, Arial, monospace"/>
    <style:font-face style:name="Droid Sans" svg:font-family="'Droid Sans', Verdana, Tahoma, Arial, sans-serif"/>
    <style:font-face style:name="Helvetica Neue" svg:font-family="'Helvetica Neue', Helvetica, Arial, sans-serif"/>
    <style:font-face style:name="Menlo" svg:font-family="Menlo, Monaco, Consolas, 'Courier New', monospace"/>
    <style:font-face style:name="DejaVu Sans1" svg:font-family="'DejaVu Sans'" style:font-family-generic="swiss"/>
    <style:font-face style:name="Ubuntu Mono" svg:font-family="'Ubuntu Mono'" style:font-pitch="fixed"/>
    <style:font-face style:name="AR PL KaitiM GB" svg:font-family="'AR PL KaitiM GB'" style:font-family-generic="modern" style:font-pitch="fixed"/>
    <style:font-face style:name="AR PL SungtiL GB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AR PL KaitiM GB" style:font-family-asian="'AR PL KaitiM GB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8:30:37.794456562</meta:creation-date>
    <dc:date>2018-07-28T17:06:53.734369692</dc:date>
    <meta:editing-duration>PT4M53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9" meta:paragraph-count="686" meta:word-count="3249" meta:character-count="30131" meta:non-whitespace-character-count="20304"/>
  </office:meta>
</office:document-meta>
</file>